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3" style:family="table-cell" style:parent-style-name="Default" style:data-style-name="N0">
      <style:table-cell-properties fo:border="thin solid #000000" style:vertical-align="top" fo:wrap-option="wrap" fo:background-color="transparent"/>
      <style:text-properties style:font-name="細明體" style:font-name-asian="細明體" style:font-name-complex="細明體" style:font-family-generic="modern"/>
    </style:style>
    <style:style style:name="ce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5" style:family="table-cell" style:parent-style-name="_21315__20998__20301__91_0_93_" style:data-style-name="N49">
      <style:table-cell-properties fo:border="thin solid #000000" style:vertical-align="middle" fo:wrap-option="wrap" fo:background-color="transparent" style:repeat-content="false"/>
      <style:paragraph-properties fo:text-align="end" fo:margin-right="0cm"/>
    </style:style>
    <style:style style:name="ce6" style:family="table-cell" style:parent-style-name="_21315__20998__20301_" style:data-style-name="N50">
      <style:table-cell-properties fo:border="thin solid #000000"/>
    </style:style>
    <style:style style:name="ce7" style:family="table-cell" style:parent-style-name="Default" style:data-style-name="N0">
      <style:table-cell-properties fo:border="thin solid #000000" style:vertical-align="top" fo:wrap-option="wrap" fo:background-color="transparent" style:repeat-content="false"/>
      <style:paragraph-properties fo:text-align="center"/>
    </style:style>
    <style:style style:name="ce8"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ce10"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style:font-name="細明體" style:font-name-asian="細明體" style:font-name-complex="細明體" style:font-family-generic="modern"/>
    </style:style>
    <style:style style:name="ce11"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2" style:family="table-cell" style:parent-style-name="_21315__20998__20301__91_0_93_" style:data-style-name="N49">
      <style:table-cell-properties fo:border-top="thin solid #000000" fo:border-bottom="thin solid #000000" fo:border-left="thin solid #000000" fo:border-right="none" style:vertical-align="middle" fo:wrap-option="wrap" fo:background-color="transparent" style:repeat-content="false"/>
      <style:paragraph-properties fo:text-align="end" fo:margin-right="0cm"/>
    </style:style>
    <style:style style:name="ce13" style:family="table-cell" style:parent-style-name="Default" style:data-style-name="N0">
      <style:table-cell-properties fo:border="thin solid #000000"/>
    </style:style>
    <style:style style:name="ce14"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5" style:family="table-cell" style:parent-style-name="_21315__20998__20301_" style:data-style-name="N5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6" style:family="table-cell" style:parent-style-name="_21315__20998__20301_" style:data-style-name="N50">
      <style:table-cell-properties fo:border="thin solid #000000" style:vertical-align="top" fo:wrap-option="wrap" fo:background-color="transparent"/>
      <style:text-properties style:font-name="細明體" style:font-name-asian="細明體" style:font-name-complex="細明體" style:font-family-generic="modern"/>
    </style:style>
    <style:style style:name="ce17" style:family="table-cell" style:parent-style-name="_21315__20998__20301_" style:data-style-name="N5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9" style:family="table-cell" style:parent-style-name="_21315__20998__20301_" style:data-style-name="N50">
      <style:table-cell-properties fo:border-top="thin solid #000000" fo:border-bottom="none" fo:border-left="thin solid #000000" fo:border-right="thin solid #000000" style:vertical-align="top" fo:wrap-option="wrap" fo:background-color="transparent"/>
      <style:text-properties style:font-name="細明體" style:font-name-asian="細明體" style:font-name-complex="細明體" style:font-family-generic="modern"/>
    </style:style>
    <style:style style:name="ce20" style:family="table-cell" style:parent-style-name="_21315__20998__20301_" style:data-style-name="N5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21"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22"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style>
    <style:style style:name="ce23" style:family="table-cell" style:parent-style-name="Default" style:data-style-name="N0">
      <style:table-cell-properties fo:border-top="thin solid #000000" fo:border-bottom="thin solid #000000" fo:border-left="thin solid #000000" fo:border-right="none"/>
    </style:style>
    <style:style style:name="ce24" style:family="table-cell" style:parent-style-name="Default" style:data-style-name="N0">
      <style:table-cell-properties fo:border-top="none"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ce25"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2.27541666666667cm" style:use-optimal-column-width="true"/>
    </style:style>
    <style:style style:name="co3" style:family="table-column">
      <style:table-column-properties fo:break-before="auto" style:column-width="3.06916666666667cm" style:use-optimal-column-width="true"/>
    </style:style>
    <style:style style:name="co4" style:family="table-column">
      <style:table-column-properties fo:break-before="auto" style:column-width="2.54cm"/>
    </style:style>
    <style:style style:name="co5" style:family="table-column">
      <style:table-column-properties fo:break-before="auto" style:column-width="2.01083333333333cm" style:use-optimal-column-width="true"/>
    </style:style>
    <style:style style:name="co6" style:family="table-column">
      <style:table-column-properties fo:break-before="auto" style:column-width="1.95791666666667cm" style:use-optimal-column-width="true"/>
    </style:style>
    <style:style style:name="ro1" style:family="table-row">
      <style:table-row-properties style:row-height="17pt" style:use-optimal-row-height="true" fo:break-before="auto"/>
    </style:style>
    <style:style style:name="ro2" style:family="table-row">
      <style:table-row-properties style:row-height="34pt" style:use-optimal-row-height="true" fo:break-before="auto"/>
    </style:style>
    <style:style style:name="ro3" style:family="table-row">
      <style:table-row-properties style:row-height="33pt" style:use-optimal-row-height="false" fo:break-before="auto"/>
    </style:style>
    <style:style style:name="ro4" style:family="table-row">
      <style:table-row-properties style:row-height="34pt" style:use-optimal-row-height="false" fo:break-before="auto"/>
    </style:style>
    <style:style style:name="ro5" style:family="table-row">
      <style:table-row-properties style:row-height="38.5pt" style:use-optimal-row-height="false" fo:break-before="auto"/>
    </style:style>
    <style:style style:name="ro6" style:family="table-row">
      <style:table-row-properties style:row-height="31.5pt" style:use-optimal-row-height="false" fo:break-before="auto"/>
    </style:style>
    <style:style style:name="ro7" style:family="table-row">
      <style:table-row-properties style:row-height="36.5pt" style:use-optimal-row-height="false" fo:break-before="auto"/>
    </style:style>
    <style:style style:name="ro8" style:family="table-row">
      <style:table-row-properties style:row-height="33.5pt" style:use-optimal-row-height="false" fo:break-before="auto"/>
    </style:style>
    <style:style style:name="ro9" style:family="table-row">
      <style:table-row-properties style:row-height="36pt" style:use-optimal-row-height="false" fo:break-before="auto"/>
    </style:style>
    <style:style style:name="ro10" style:family="table-row">
      <style:table-row-properties style:row-height="37pt" style:use-optimal-row-height="false" fo:break-before="auto"/>
    </style:style>
    <style:style style:name="ro11" style:family="table-row">
      <style:table-row-properties style:row-height="17pt" style:use-optimal-row-height="fals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1月" table:style-name="ta1">
        <table:table-column table:style-name="co1" table:default-cell-style-name="ce1"/>
        <table:table-column table:style-name="co2" table:number-columns-repeated="4"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1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8">
            <text:p>鄰數</text:p>
          </table:table-cell>
          <table:covered-table-cell/>
          <table:table-cell office:value-type="string" table:number-columns-spanned="1" table:number-rows-spanned="2" table:style-name="ce8">
            <text:p>戶數</text:p>
          </table:table-cell>
          <table:table-cell office:value-type="string" table:number-columns-spanned="3" table:number-rows-spanned="1" table:style-name="ce8">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6" table:style-name="ce6">
            <text:p><text:s/>9,576<text:s/></text:p>
          </table:table-cell>
          <table:table-cell office:value-type="float" office:value="9555" table:style-name="ce6">
            <text:p><text:s/>9,555<text:s/></text:p>
          </table:table-cell>
          <table:table-cell office:value-type="float" office:value="1043859" table:style-name="ce6">
            <text:p><text:s/>1,043,859<text:s/></text:p>
          </table:table-cell>
          <table:table-cell office:value-type="float" office:value="2704974" table:style-name="ce6">
            <text:p><text:s/>2,704,974<text:s/></text:p>
          </table:table-cell>
          <table:table-cell office:value-type="float" office:value="1295411" table:style-name="ce6">
            <text:p><text:s/>1,295,411<text:s/></text:p>
          </table:table-cell>
          <table:table-cell office:value-type="float" office:value="1409563" table:style-name="ce6">
            <text:p><text:s/>1,409,563<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250" table:style-name="ce6">
            <text:p><text:s/>80,250<text:s/></text:p>
          </table:table-cell>
          <table:table-cell office:value-type="float" office:value="209689" table:style-name="ce6">
            <text:p><text:s/>209,689<text:s/></text:p>
          </table:table-cell>
          <table:table-cell office:value-type="float" office:value="98839" table:style-name="ce6">
            <text:p><text:s/>98,839<text:s/></text:p>
          </table:table-cell>
          <table:table-cell office:value-type="float" office:value="110850" table:style-name="ce6">
            <text:p><text:s/>110,850<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07" table:style-name="ce6">
            <text:p><text:s/>907<text:s/></text:p>
          </table:table-cell>
          <table:table-cell office:value-type="float" office:value="905" table:style-name="ce6">
            <text:p><text:s/>905<text:s/></text:p>
          </table:table-cell>
          <table:table-cell office:value-type="float" office:value="89499" table:style-name="ce6">
            <text:p><text:s/>89,499<text:s/></text:p>
          </table:table-cell>
          <table:table-cell office:value-type="float" office:value="229139" table:style-name="ce6">
            <text:p><text:s/>229,139<text:s/></text:p>
          </table:table-cell>
          <table:table-cell office:value-type="float" office:value="109759" table:style-name="ce6">
            <text:p><text:s/>109,759<text:s/></text:p>
          </table:table-cell>
          <table:table-cell office:value-type="float" office:value="119380" table:style-name="ce6">
            <text:p><text:s/>119,380<text:s/></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378" table:style-name="ce6">
            <text:p><text:s/>120,378<text:s/></text:p>
          </table:table-cell>
          <table:table-cell office:value-type="float" office:value="312909" table:style-name="ce6">
            <text:p><text:s/>312,909<text:s/></text:p>
          </table:table-cell>
          <table:table-cell office:value-type="float" office:value="146372" table:style-name="ce6">
            <text:p><text:s/>146,372<text:s/></text:p>
          </table:table-cell>
          <table:table-cell office:value-type="float" office:value="166537" table:style-name="ce6">
            <text:p><text:s/>166,537<text:s/></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71" table:style-name="ce6">
            <text:p><text:s/>871<text:s/></text:p>
          </table:table-cell>
          <table:table-cell office:value-type="float" office:value="867" table:style-name="ce6">
            <text:p><text:s/>867<text:s/></text:p>
          </table:table-cell>
          <table:table-cell office:value-type="float" office:value="99113" table:style-name="ce6">
            <text:p><text:s/>99,113<text:s/></text:p>
          </table:table-cell>
          <table:table-cell office:value-type="float" office:value="231286" table:style-name="ce6">
            <text:p><text:s/>231,286<text:s/></text:p>
          </table:table-cell>
          <table:table-cell office:value-type="float" office:value="107949" table:style-name="ce6">
            <text:p><text:s/>107,949<text:s/></text:p>
          </table:table-cell>
          <table:table-cell office:value-type="float" office:value="123337" table:style-name="ce6">
            <text:p><text:s/>123,337<text:s/></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1" table:style-name="ce6">
            <text:p><text:s/>581<text:s/></text:p>
          </table:table-cell>
          <table:table-cell office:value-type="float" office:value="580" table:style-name="ce6">
            <text:p><text:s/>580<text:s/></text:p>
          </table:table-cell>
          <table:table-cell office:value-type="float" office:value="65275" table:style-name="ce6">
            <text:p><text:s/>65,275<text:s/></text:p>
          </table:table-cell>
          <table:table-cell office:value-type="float" office:value="162549" table:style-name="ce6">
            <text:p><text:s/>162,549<text:s/></text:p>
          </table:table-cell>
          <table:table-cell office:value-type="float" office:value="77655" table:style-name="ce6">
            <text:p><text:s/>77,655<text:s/></text:p>
          </table:table-cell>
          <table:table-cell office:value-type="float" office:value="84894" table:style-name="ce6">
            <text:p><text:s/>84,894<text:s/></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22" table:style-name="ce6">
            <text:p><text:s/>51,522<text:s/></text:p>
          </table:table-cell>
          <table:table-cell office:value-type="float" office:value="131029" table:style-name="ce6">
            <text:p><text:s/>131,029<text:s/></text:p>
          </table:table-cell>
          <table:table-cell office:value-type="float" office:value="64002" table:style-name="ce6">
            <text:p><text:s/>64,002<text:s/></text:p>
          </table:table-cell>
          <table:table-cell office:value-type="float" office:value="67027" table:style-name="ce6">
            <text:p><text:s/>67,027<text:s/></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341" table:style-name="ce6">
            <text:p><text:s/>78,341<text:s/></text:p>
          </table:table-cell>
          <table:table-cell office:value-type="float" office:value="194314" table:style-name="ce6">
            <text:p><text:s/>194,314<text:s/></text:p>
          </table:table-cell>
          <table:table-cell office:value-type="float" office:value="95882" table:style-name="ce6">
            <text:p><text:s/>95,882<text:s/></text:p>
          </table:table-cell>
          <table:table-cell office:value-type="float" office:value="98432" table:style-name="ce6">
            <text:p><text:s/>98,432<text:s/></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6">
            <text:p><text:s/>998<text:s/></text:p>
          </table:table-cell>
          <table:table-cell office:value-type="float" office:value="998" table:style-name="ce6">
            <text:p><text:s/>998<text:s/></text:p>
          </table:table-cell>
          <table:table-cell office:value-type="float" office:value="104436" table:style-name="ce6">
            <text:p><text:s/>104,436<text:s/></text:p>
          </table:table-cell>
          <table:table-cell office:value-type="float" office:value="275433" table:style-name="ce6">
            <text:p><text:s/>275,433<text:s/></text:p>
          </table:table-cell>
          <table:table-cell office:value-type="float" office:value="132491" table:style-name="ce6">
            <text:p><text:s/>132,491<text:s/></text:p>
          </table:table-cell>
          <table:table-cell office:value-type="float" office:value="142942" table:style-name="ce6">
            <text:p><text:s/>142,942<text:s/></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6">
            <text:p><text:s/>454<text:s/></text:p>
          </table:table-cell>
          <table:table-cell office:value-type="float" office:value="451" table:style-name="ce6">
            <text:p><text:s/>451<text:s/></text:p>
          </table:table-cell>
          <table:table-cell office:value-type="float" office:value="46452" table:style-name="ce6">
            <text:p><text:s/>46,452<text:s/></text:p>
          </table:table-cell>
          <table:table-cell office:value-type="float" office:value="122296" table:style-name="ce6">
            <text:p><text:s/>122,296<text:s/></text:p>
          </table:table-cell>
          <table:table-cell office:value-type="float" office:value="59733" table:style-name="ce6">
            <text:p><text:s/>59,733<text:s/></text:p>
          </table:table-cell>
          <table:table-cell office:value-type="float" office:value="62563" table:style-name="ce6">
            <text:p><text:s/>62,563<text:s/></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8" table:style-name="ce6">
            <text:p><text:s/>908<text:s/></text:p>
          </table:table-cell>
          <table:table-cell office:value-type="float" office:value="906" table:style-name="ce6">
            <text:p><text:s/>906<text:s/></text:p>
          </table:table-cell>
          <table:table-cell office:value-type="float" office:value="106574" table:style-name="ce6">
            <text:p><text:s/>106,574<text:s/></text:p>
          </table:table-cell>
          <table:table-cell office:value-type="float" office:value="287726" table:style-name="ce6">
            <text:p><text:s/>287,726<text:s/></text:p>
          </table:table-cell>
          <table:table-cell office:value-type="float" office:value="137766" table:style-name="ce6">
            <text:p><text:s/>137,766<text:s/></text:p>
          </table:table-cell>
          <table:table-cell office:value-type="float" office:value="149960" table:style-name="ce6">
            <text:p><text:s/>149,960<text:s/></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6">
            <text:p><text:s/>995<text:s/></text:p>
          </table:table-cell>
          <table:table-cell office:value-type="float" office:value="994" table:style-name="ce6">
            <text:p><text:s/>994<text:s/></text:p>
          </table:table-cell>
          <table:table-cell office:value-type="float" office:value="106295" table:style-name="ce6">
            <text:p><text:s/>106,295<text:s/></text:p>
          </table:table-cell>
          <table:table-cell office:value-type="float" office:value="290682" table:style-name="ce6">
            <text:p><text:s/>290,682<text:s/></text:p>
          </table:table-cell>
          <table:table-cell office:value-type="float" office:value="140438" table:style-name="ce6">
            <text:p><text:s/>140,438<text:s/></text:p>
          </table:table-cell>
          <table:table-cell office:value-type="float" office:value="150244" table:style-name="ce6">
            <text:p><text:s/>150,244<text:s/></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5724" table:style-name="ce6">
            <text:p><text:s/>95,724<text:s/></text:p>
          </table:table-cell>
          <table:table-cell office:value-type="float" office:value="257922" table:style-name="ce6">
            <text:p><text:s/>257,922<text:s/></text:p>
          </table:table-cell>
          <table:table-cell office:value-type="float" office:value="124525" table:style-name="ce6">
            <text:p><text:s/>124,525<text:s/></text:p>
          </table:table-cell>
          <table:table-cell office:value-type="float" office:value="133397" table:style-name="ce6">
            <text:p><text:s/>133,397<text:s/></text:p>
          </table:table-cell>
          <table:table-cell table:number-columns-repeated="16375"/>
        </table:table-row>
        <table:table-row table:style-name="ro1">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2月" table:style-name="ta1">
        <table:table-column table:style-name="co1" table:default-cell-style-name="ce1"/>
        <table:table-column table:style-name="co2" table:number-columns-repeated="4"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8">
            <text:p>鄰數</text:p>
          </table:table-cell>
          <table:covered-table-cell/>
          <table:table-cell office:value-type="string" table:number-columns-spanned="1" table:number-rows-spanned="2" table:style-name="ce8">
            <text:p>戶數</text:p>
          </table:table-cell>
          <table:table-cell office:value-type="string" table:number-columns-spanned="3" table:number-rows-spanned="1" table:style-name="ce8">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6" table:style-name="ce6">
            <text:p><text:s/>9,576<text:s/></text:p>
          </table:table-cell>
          <table:table-cell office:value-type="float" office:value="9555" table:style-name="ce6">
            <text:p><text:s/>9,555<text:s/></text:p>
          </table:table-cell>
          <table:table-cell office:value-type="float" office:value="1043835" table:style-name="ce6">
            <text:p><text:s/>1,043,835<text:s/></text:p>
          </table:table-cell>
          <table:table-cell office:value-type="float" office:value="2704410" table:style-name="ce6">
            <text:p><text:s/>2,704,410<text:s/></text:p>
          </table:table-cell>
          <table:table-cell office:value-type="float" office:value="1295039" table:style-name="ce6">
            <text:p><text:s/>1,295,039<text:s/></text:p>
          </table:table-cell>
          <table:table-cell office:value-type="float" office:value="1409371" table:style-name="ce6">
            <text:p><text:s/>1,409,371<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229" table:style-name="ce6">
            <text:p><text:s/>80,229<text:s/></text:p>
          </table:table-cell>
          <table:table-cell office:value-type="float" office:value="209684" table:style-name="ce6">
            <text:p><text:s/>209,684<text:s/></text:p>
          </table:table-cell>
          <table:table-cell office:value-type="float" office:value="98794" table:style-name="ce6">
            <text:p><text:s/>98,794<text:s/></text:p>
          </table:table-cell>
          <table:table-cell office:value-type="float" office:value="110890" table:style-name="ce6">
            <text:p><text:s/>110,890<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07" table:style-name="ce6">
            <text:p><text:s/>907<text:s/></text:p>
          </table:table-cell>
          <table:table-cell office:value-type="float" office:value="905" table:style-name="ce6">
            <text:p><text:s/>905<text:s/></text:p>
          </table:table-cell>
          <table:table-cell office:value-type="float" office:value="89460" table:style-name="ce6">
            <text:p><text:s/>89,460<text:s/></text:p>
          </table:table-cell>
          <table:table-cell office:value-type="float" office:value="228918" table:style-name="ce6">
            <text:p><text:s/>228,918<text:s/></text:p>
          </table:table-cell>
          <table:table-cell office:value-type="float" office:value="109668" table:style-name="ce6">
            <text:p><text:s/>109,668<text:s/></text:p>
          </table:table-cell>
          <table:table-cell office:value-type="float" office:value="119250" table:style-name="ce6">
            <text:p><text:s/>119,250<text:s/></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394" table:style-name="ce6">
            <text:p><text:s/>120,394<text:s/></text:p>
          </table:table-cell>
          <table:table-cell office:value-type="float" office:value="313014" table:style-name="ce6">
            <text:p><text:s/>313,014<text:s/></text:p>
          </table:table-cell>
          <table:table-cell office:value-type="float" office:value="146390" table:style-name="ce6">
            <text:p><text:s/>146,390<text:s/></text:p>
          </table:table-cell>
          <table:table-cell office:value-type="float" office:value="166624" table:style-name="ce6">
            <text:p><text:s/>166,624<text:s/></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71" table:style-name="ce6">
            <text:p><text:s/>871<text:s/></text:p>
          </table:table-cell>
          <table:table-cell office:value-type="float" office:value="867" table:style-name="ce6">
            <text:p><text:s/>867<text:s/></text:p>
          </table:table-cell>
          <table:table-cell office:value-type="float" office:value="99108" table:style-name="ce6">
            <text:p><text:s/>99,108<text:s/></text:p>
          </table:table-cell>
          <table:table-cell office:value-type="float" office:value="231309" table:style-name="ce6">
            <text:p><text:s/>231,309<text:s/></text:p>
          </table:table-cell>
          <table:table-cell office:value-type="float" office:value="107993" table:style-name="ce6">
            <text:p><text:s/>107,993<text:s/></text:p>
          </table:table-cell>
          <table:table-cell office:value-type="float" office:value="123316" table:style-name="ce6">
            <text:p><text:s/>123,316<text:s/></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1" table:style-name="ce6">
            <text:p><text:s/>581<text:s/></text:p>
          </table:table-cell>
          <table:table-cell office:value-type="float" office:value="580" table:style-name="ce6">
            <text:p><text:s/>580<text:s/></text:p>
          </table:table-cell>
          <table:table-cell office:value-type="float" office:value="65175" table:style-name="ce6">
            <text:p><text:s/>65,175<text:s/></text:p>
          </table:table-cell>
          <table:table-cell office:value-type="float" office:value="162335" table:style-name="ce6">
            <text:p><text:s/>162,335<text:s/></text:p>
          </table:table-cell>
          <table:table-cell office:value-type="float" office:value="77557" table:style-name="ce6">
            <text:p><text:s/>77,557<text:s/></text:p>
          </table:table-cell>
          <table:table-cell office:value-type="float" office:value="84778" table:style-name="ce6">
            <text:p><text:s/>84,778<text:s/></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27" table:style-name="ce6">
            <text:p><text:s/>51,527<text:s/></text:p>
          </table:table-cell>
          <table:table-cell office:value-type="float" office:value="130967" table:style-name="ce6">
            <text:p><text:s/>130,967<text:s/></text:p>
          </table:table-cell>
          <table:table-cell office:value-type="float" office:value="63988" table:style-name="ce6">
            <text:p><text:s/>63,988<text:s/></text:p>
          </table:table-cell>
          <table:table-cell office:value-type="float" office:value="66979" table:style-name="ce6">
            <text:p><text:s/>66,979<text:s/></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336" table:style-name="ce6">
            <text:p><text:s/>78,336<text:s/></text:p>
          </table:table-cell>
          <table:table-cell office:value-type="float" office:value="194240" table:style-name="ce6">
            <text:p><text:s/>194,240<text:s/></text:p>
          </table:table-cell>
          <table:table-cell office:value-type="float" office:value="95818" table:style-name="ce6">
            <text:p><text:s/>95,818<text:s/></text:p>
          </table:table-cell>
          <table:table-cell office:value-type="float" office:value="98422" table:style-name="ce6">
            <text:p><text:s/>98,422<text:s/></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6">
            <text:p><text:s/>998<text:s/></text:p>
          </table:table-cell>
          <table:table-cell office:value-type="float" office:value="998" table:style-name="ce6">
            <text:p><text:s/>998<text:s/></text:p>
          </table:table-cell>
          <table:table-cell office:value-type="float" office:value="104485" table:style-name="ce6">
            <text:p><text:s/>104,485<text:s/></text:p>
          </table:table-cell>
          <table:table-cell office:value-type="float" office:value="275508" table:style-name="ce6">
            <text:p><text:s/>275,508<text:s/></text:p>
          </table:table-cell>
          <table:table-cell office:value-type="float" office:value="132515" table:style-name="ce6">
            <text:p><text:s/>132,515<text:s/></text:p>
          </table:table-cell>
          <table:table-cell office:value-type="float" office:value="142993" table:style-name="ce6">
            <text:p><text:s/>142,993<text:s/></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6">
            <text:p><text:s/>454<text:s/></text:p>
          </table:table-cell>
          <table:table-cell office:value-type="float" office:value="451" table:style-name="ce6">
            <text:p><text:s/>451<text:s/></text:p>
          </table:table-cell>
          <table:table-cell office:value-type="float" office:value="46458" table:style-name="ce6">
            <text:p><text:s/>46,458<text:s/></text:p>
          </table:table-cell>
          <table:table-cell office:value-type="float" office:value="122252" table:style-name="ce6">
            <text:p><text:s/>122,252<text:s/></text:p>
          </table:table-cell>
          <table:table-cell office:value-type="float" office:value="59724" table:style-name="ce6">
            <text:p><text:s/>59,724<text:s/></text:p>
          </table:table-cell>
          <table:table-cell office:value-type="float" office:value="62528" table:style-name="ce6">
            <text:p><text:s/>62,528<text:s/></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8" table:style-name="ce6">
            <text:p><text:s/>908<text:s/></text:p>
          </table:table-cell>
          <table:table-cell office:value-type="float" office:value="906" table:style-name="ce6">
            <text:p><text:s/>906<text:s/></text:p>
          </table:table-cell>
          <table:table-cell office:value-type="float" office:value="106607" table:style-name="ce6">
            <text:p><text:s/>106,607<text:s/></text:p>
          </table:table-cell>
          <table:table-cell office:value-type="float" office:value="287645" table:style-name="ce6">
            <text:p><text:s/>287,645<text:s/></text:p>
          </table:table-cell>
          <table:table-cell office:value-type="float" office:value="137693" table:style-name="ce6">
            <text:p><text:s/>137,693<text:s/></text:p>
          </table:table-cell>
          <table:table-cell office:value-type="float" office:value="149952" table:style-name="ce6">
            <text:p><text:s/>149,952<text:s/></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6">
            <text:p><text:s/>995<text:s/></text:p>
          </table:table-cell>
          <table:table-cell office:value-type="float" office:value="994" table:style-name="ce6">
            <text:p><text:s/>994<text:s/></text:p>
          </table:table-cell>
          <table:table-cell office:value-type="float" office:value="106339" table:style-name="ce6">
            <text:p><text:s/>106,339<text:s/></text:p>
          </table:table-cell>
          <table:table-cell office:value-type="float" office:value="290716" table:style-name="ce6">
            <text:p><text:s/>290,716<text:s/></text:p>
          </table:table-cell>
          <table:table-cell office:value-type="float" office:value="140453" table:style-name="ce6">
            <text:p><text:s/>140,453<text:s/></text:p>
          </table:table-cell>
          <table:table-cell office:value-type="float" office:value="150263" table:style-name="ce6">
            <text:p><text:s/>150,263<text:s/></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5717" table:style-name="ce6">
            <text:p><text:s/>95,717<text:s/></text:p>
          </table:table-cell>
          <table:table-cell office:value-type="float" office:value="257822" table:style-name="ce6">
            <text:p><text:s/>257,822<text:s/></text:p>
          </table:table-cell>
          <table:table-cell office:value-type="float" office:value="124446" table:style-name="ce6">
            <text:p><text:s/>124,446<text:s/></text:p>
          </table:table-cell>
          <table:table-cell office:value-type="float" office:value="133376" table:style-name="ce6">
            <text:p><text:s/>133,376<text:s/></text:p>
          </table:table-cell>
          <table:table-cell table:number-columns-repeated="16375"/>
        </table:table-row>
        <table:table-row table:style-name="ro1">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3月" table:style-name="ta1">
        <table:table-column table:style-name="co1" table:default-cell-style-name="ce1"/>
        <table:table-column table:style-name="co2" table:number-columns-repeated="4"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3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8">
            <text:p>鄰數</text:p>
          </table:table-cell>
          <table:covered-table-cell/>
          <table:table-cell office:value-type="string" table:number-columns-spanned="1" table:number-rows-spanned="2" table:style-name="ce8">
            <text:p>戶數</text:p>
          </table:table-cell>
          <table:table-cell office:value-type="string" table:number-columns-spanned="3" table:number-rows-spanned="1" table:style-name="ce8">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10">
            <text:p>現有門牌</text:p>
          </table:table-cell>
          <table:table-cell office:value-type="string" table:style-name="ce11">
            <text:p>戶籍登記</text:p>
          </table:table-cell>
          <table:covered-table-cell/>
          <table:table-cell office:value-type="string" table:style-name="ce11">
            <text:p>合計</text:p>
          </table:table-cell>
          <table:table-cell office:value-type="string" table:style-name="ce11">
            <text:p>男</text:p>
          </table:table-cell>
          <table:table-cell office:value-type="string" table:style-name="ce11">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12">
            <text:p><text:s/>456<text:s/></text:p>
          </table:table-cell>
          <table:table-cell office:value-type="float" office:value="9576" table:style-name="ce6">
            <text:p><text:s/>9,576<text:s/></text:p>
          </table:table-cell>
          <table:table-cell office:value-type="float" office:value="9555" table:style-name="ce6">
            <text:p><text:s/>9,555<text:s/></text:p>
          </table:table-cell>
          <table:table-cell office:value-type="float" office:value="1044184" table:style-name="ce6">
            <text:p><text:s/>1,044,184<text:s/></text:p>
          </table:table-cell>
          <table:table-cell office:value-type="float" office:value="2704495" table:style-name="ce6">
            <text:p><text:s/>2,704,495<text:s/></text:p>
          </table:table-cell>
          <table:table-cell office:value-type="float" office:value="1294885" table:style-name="ce6">
            <text:p><text:s/>1,294,885<text:s/></text:p>
          </table:table-cell>
          <table:table-cell office:value-type="float" office:value="1409610" table:style-name="ce6">
            <text:p><text:s/>1,409,610<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12">
            <text:p><text:s/>33<text:s/></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289" table:style-name="ce6">
            <text:p><text:s/>80,289<text:s/></text:p>
          </table:table-cell>
          <table:table-cell office:value-type="float" office:value="209740" table:style-name="ce6">
            <text:p><text:s/>209,740<text:s/></text:p>
          </table:table-cell>
          <table:table-cell office:value-type="float" office:value="98795" table:style-name="ce6">
            <text:p><text:s/>98,795<text:s/></text:p>
          </table:table-cell>
          <table:table-cell office:value-type="float" office:value="110945" table:style-name="ce6">
            <text:p><text:s/>110,945<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12">
            <text:p><text:s/>41<text:s/></text:p>
          </table:table-cell>
          <table:table-cell office:value-type="float" office:value="907" table:style-name="ce6">
            <text:p><text:s/>907<text:s/></text:p>
          </table:table-cell>
          <table:table-cell office:value-type="float" office:value="905" table:style-name="ce6">
            <text:p><text:s/>905<text:s/></text:p>
          </table:table-cell>
          <table:table-cell office:value-type="float" office:value="89482" table:style-name="ce6">
            <text:p><text:s/>89,482<text:s/></text:p>
          </table:table-cell>
          <table:table-cell office:value-type="float" office:value="228784" table:style-name="ce6">
            <text:p><text:s/>228,784<text:s/></text:p>
          </table:table-cell>
          <table:table-cell office:value-type="float" office:value="109602" table:style-name="ce6">
            <text:p><text:s/>109,602<text:s/></text:p>
          </table:table-cell>
          <table:table-cell office:value-type="float" office:value="119182" table:style-name="ce6">
            <text:p><text:s/>119,182<text:s/></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12">
            <text:p><text:s/>53<text:s/></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369" table:style-name="ce6">
            <text:p><text:s/>120,369<text:s/></text:p>
          </table:table-cell>
          <table:table-cell office:value-type="float" office:value="312958" table:style-name="ce6">
            <text:p><text:s/>312,958<text:s/></text:p>
          </table:table-cell>
          <table:table-cell office:value-type="float" office:value="146339" table:style-name="ce6">
            <text:p><text:s/>146,339<text:s/></text:p>
          </table:table-cell>
          <table:table-cell office:value-type="float" office:value="166619" table:style-name="ce6">
            <text:p><text:s/>166,619<text:s/></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71" table:style-name="ce6">
            <text:p><text:s/>871<text:s/></text:p>
          </table:table-cell>
          <table:table-cell office:value-type="float" office:value="867" table:style-name="ce6">
            <text:p><text:s/>867<text:s/></text:p>
          </table:table-cell>
          <table:table-cell office:value-type="float" office:value="99122" table:style-name="ce6">
            <text:p><text:s/>99,122<text:s/></text:p>
          </table:table-cell>
          <table:table-cell office:value-type="float" office:value="231197" table:style-name="ce6">
            <text:p><text:s/>231,197<text:s/></text:p>
          </table:table-cell>
          <table:table-cell office:value-type="float" office:value="107922" table:style-name="ce6">
            <text:p><text:s/>107,922<text:s/></text:p>
          </table:table-cell>
          <table:table-cell office:value-type="float" office:value="123275" table:style-name="ce6">
            <text:p><text:s/>123,275<text:s/></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12">
            <text:p><text:s/>31<text:s/></text:p>
          </table:table-cell>
          <table:table-cell office:value-type="float" office:value="581" table:style-name="ce6">
            <text:p><text:s/>581<text:s/></text:p>
          </table:table-cell>
          <table:table-cell office:value-type="float" office:value="580" table:style-name="ce6">
            <text:p><text:s/>580<text:s/></text:p>
          </table:table-cell>
          <table:table-cell office:value-type="float" office:value="65173" table:style-name="ce6">
            <text:p><text:s/>65,173<text:s/></text:p>
          </table:table-cell>
          <table:table-cell office:value-type="float" office:value="162323" table:style-name="ce6">
            <text:p><text:s/>162,323<text:s/></text:p>
          </table:table-cell>
          <table:table-cell office:value-type="float" office:value="77526" table:style-name="ce6">
            <text:p><text:s/>77,526<text:s/></text:p>
          </table:table-cell>
          <table:table-cell office:value-type="float" office:value="84797" table:style-name="ce6">
            <text:p><text:s/>84,797<text:s/></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12">
            <text:p><text:s/>25<text:s/></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36" table:style-name="ce6">
            <text:p><text:s/>51,536<text:s/></text:p>
          </table:table-cell>
          <table:table-cell office:value-type="float" office:value="130958" table:style-name="ce6">
            <text:p><text:s/>130,958<text:s/></text:p>
          </table:table-cell>
          <table:table-cell office:value-type="float" office:value="63950" table:style-name="ce6">
            <text:p><text:s/>63,950<text:s/></text:p>
          </table:table-cell>
          <table:table-cell office:value-type="float" office:value="67008" table:style-name="ce6">
            <text:p><text:s/>67,008<text:s/></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12">
            <text:p><text:s/>36<text:s/></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336" table:style-name="ce6">
            <text:p><text:s/>78,336<text:s/></text:p>
          </table:table-cell>
          <table:table-cell office:value-type="float" office:value="194235" table:style-name="ce6">
            <text:p><text:s/>194,235<text:s/></text:p>
          </table:table-cell>
          <table:table-cell office:value-type="float" office:value="95794" table:style-name="ce6">
            <text:p><text:s/>95,794<text:s/></text:p>
          </table:table-cell>
          <table:table-cell office:value-type="float" office:value="98441" table:style-name="ce6">
            <text:p><text:s/>98,441<text:s/></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12">
            <text:p><text:s/>43<text:s/></text:p>
          </table:table-cell>
          <table:table-cell office:value-type="float" office:value="998" table:style-name="ce6">
            <text:p><text:s/>998<text:s/></text:p>
          </table:table-cell>
          <table:table-cell office:value-type="float" office:value="998" table:style-name="ce6">
            <text:p><text:s/>998<text:s/></text:p>
          </table:table-cell>
          <table:table-cell office:value-type="float" office:value="104571" table:style-name="ce6">
            <text:p><text:s/>104,571<text:s/></text:p>
          </table:table-cell>
          <table:table-cell office:value-type="float" office:value="275701" table:style-name="ce6">
            <text:p><text:s/>275,701<text:s/></text:p>
          </table:table-cell>
          <table:table-cell office:value-type="float" office:value="132560" table:style-name="ce6">
            <text:p><text:s/>132,560<text:s/></text:p>
          </table:table-cell>
          <table:table-cell office:value-type="float" office:value="143141" table:style-name="ce6">
            <text:p><text:s/>143,141<text:s/></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12">
            <text:p><text:s/>20<text:s/></text:p>
          </table:table-cell>
          <table:table-cell office:value-type="float" office:value="454" table:style-name="ce6">
            <text:p><text:s/>454<text:s/></text:p>
          </table:table-cell>
          <table:table-cell office:value-type="float" office:value="451" table:style-name="ce6">
            <text:p><text:s/>451<text:s/></text:p>
          </table:table-cell>
          <table:table-cell office:value-type="float" office:value="46462" table:style-name="ce6">
            <text:p><text:s/>46,462<text:s/></text:p>
          </table:table-cell>
          <table:table-cell office:value-type="float" office:value="122237" table:style-name="ce6">
            <text:p><text:s/>122,237<text:s/></text:p>
          </table:table-cell>
          <table:table-cell office:value-type="float" office:value="59740" table:style-name="ce6">
            <text:p><text:s/>59,740<text:s/></text:p>
          </table:table-cell>
          <table:table-cell office:value-type="float" office:value="62497" table:style-name="ce6">
            <text:p><text:s/>62,497<text:s/></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12">
            <text:p><text:s/>39<text:s/></text:p>
          </table:table-cell>
          <table:table-cell office:value-type="float" office:value="908" table:style-name="ce6">
            <text:p><text:s/>908<text:s/></text:p>
          </table:table-cell>
          <table:table-cell office:value-type="float" office:value="906" table:style-name="ce6">
            <text:p><text:s/>906<text:s/></text:p>
          </table:table-cell>
          <table:table-cell office:value-type="float" office:value="106649" table:style-name="ce6">
            <text:p><text:s/>106,649<text:s/></text:p>
          </table:table-cell>
          <table:table-cell office:value-type="float" office:value="287758" table:style-name="ce6">
            <text:p><text:s/>287,758<text:s/></text:p>
          </table:table-cell>
          <table:table-cell office:value-type="float" office:value="137708" table:style-name="ce6">
            <text:p><text:s/>137,708<text:s/></text:p>
          </table:table-cell>
          <table:table-cell office:value-type="float" office:value="150050" table:style-name="ce6">
            <text:p><text:s/>150,050<text:s/></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12">
            <text:p><text:s/>51<text:s/></text:p>
          </table:table-cell>
          <table:table-cell office:value-type="float" office:value="995" table:style-name="ce6">
            <text:p><text:s/>995<text:s/></text:p>
          </table:table-cell>
          <table:table-cell office:value-type="float" office:value="994" table:style-name="ce6">
            <text:p><text:s/>994<text:s/></text:p>
          </table:table-cell>
          <table:table-cell office:value-type="float" office:value="106431" table:style-name="ce6">
            <text:p><text:s/>106,431<text:s/></text:p>
          </table:table-cell>
          <table:table-cell office:value-type="float" office:value="290751" table:style-name="ce6">
            <text:p><text:s/>290,751<text:s/></text:p>
          </table:table-cell>
          <table:table-cell office:value-type="float" office:value="140476" table:style-name="ce6">
            <text:p><text:s/>140,476<text:s/></text:p>
          </table:table-cell>
          <table:table-cell office:value-type="float" office:value="150275" table:style-name="ce6">
            <text:p><text:s/>150,275<text:s/></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5764" table:style-name="ce6">
            <text:p><text:s/>95,764<text:s/></text:p>
          </table:table-cell>
          <table:table-cell office:value-type="float" office:value="257853" table:style-name="ce6">
            <text:p><text:s/>257,853<text:s/></text:p>
          </table:table-cell>
          <table:table-cell office:value-type="float" office:value="124473" table:style-name="ce6">
            <text:p><text:s/>124,473<text:s/></text:p>
          </table:table-cell>
          <table:table-cell office:value-type="float" office:value="133380" table:style-name="ce6">
            <text:p><text:s/>133,380<text:s/></text:p>
          </table:table-cell>
          <table:table-cell table:number-columns-repeated="16375"/>
        </table:table-row>
        <table:table-row table:style-name="ro1">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4月" table:style-name="ta1">
        <table:table-column table:style-name="co4" table:number-columns-repeated="16384" table:default-cell-style-name="ce1"/>
        <table:table-row table:style-name="ro1">
          <table:table-cell office:value-type="string" table:number-columns-spanned="9" table:number-rows-spanned="1" table:style-name="ce7">
            <text:p>臺北市   105 年4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8">
            <text:p>鄰數</text:p>
          </table:table-cell>
          <table:covered-table-cell/>
          <table:table-cell office:value-type="string" table:number-columns-spanned="1" table:number-rows-spanned="2" table:style-name="ce8">
            <text:p>戶數</text:p>
          </table:table-cell>
          <table:table-cell office:value-type="string" table:number-columns-spanned="3" table:number-rows-spanned="1" table:style-name="ce8">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10">
            <text:p>現有門牌</text:p>
          </table:table-cell>
          <table:table-cell office:value-type="string" table:style-name="ce11">
            <text:p>戶籍登記</text:p>
          </table:table-cell>
          <table:covered-table-cell/>
          <table:table-cell office:value-type="string" table:style-name="ce11">
            <text:p>合計</text:p>
          </table:table-cell>
          <table:table-cell office:value-type="string" table:style-name="ce11">
            <text:p>男</text:p>
          </table:table-cell>
          <table:table-cell office:value-type="string" table:style-name="ce11">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12">
            <text:p><text:s/>456<text:s/></text:p>
          </table:table-cell>
          <table:table-cell office:value-type="float" office:value="9576" table:style-name="ce13">
            <text:p>9576</text:p>
          </table:table-cell>
          <table:table-cell office:value-type="float" office:value="9555" table:style-name="ce13">
            <text:p>9555</text:p>
          </table:table-cell>
          <table:table-cell office:value-type="float" office:value="1044441" table:style-name="ce13">
            <text:p>1044441</text:p>
          </table:table-cell>
          <table:table-cell office:value-type="float" office:value="2703829" table:style-name="ce13">
            <text:p>2703829</text:p>
          </table:table-cell>
          <table:table-cell office:value-type="float" office:value="1294385" table:style-name="ce13">
            <text:p>1294385</text:p>
          </table:table-cell>
          <table:table-cell office:value-type="float" office:value="1409444" table:style-name="ce13">
            <text:p>1409444</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12">
            <text:p><text:s/>33<text:s/></text:p>
          </table:table-cell>
          <table:table-cell office:value-type="float" office:value="762" table:style-name="ce13">
            <text:p>762</text:p>
          </table:table-cell>
          <table:table-cell office:value-type="float" office:value="760" table:style-name="ce13">
            <text:p>760</text:p>
          </table:table-cell>
          <table:table-cell office:value-type="float" office:value="80295" table:style-name="ce13">
            <text:p>80295</text:p>
          </table:table-cell>
          <table:table-cell office:value-type="float" office:value="209638" table:style-name="ce13">
            <text:p>209638</text:p>
          </table:table-cell>
          <table:table-cell office:value-type="float" office:value="98710" table:style-name="ce13">
            <text:p>98710</text:p>
          </table:table-cell>
          <table:table-cell office:value-type="float" office:value="110928" table:style-name="ce13">
            <text:p>110928</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12">
            <text:p><text:s/>41<text:s/></text:p>
          </table:table-cell>
          <table:table-cell office:value-type="float" office:value="907" table:style-name="ce13">
            <text:p>907</text:p>
          </table:table-cell>
          <table:table-cell office:value-type="float" office:value="905" table:style-name="ce13">
            <text:p>905</text:p>
          </table:table-cell>
          <table:table-cell office:value-type="float" office:value="89460" table:style-name="ce13">
            <text:p>89460</text:p>
          </table:table-cell>
          <table:table-cell office:value-type="float" office:value="228608" table:style-name="ce13">
            <text:p>228608</text:p>
          </table:table-cell>
          <table:table-cell office:value-type="float" office:value="109475" table:style-name="ce13">
            <text:p>109475</text:p>
          </table:table-cell>
          <table:table-cell office:value-type="float" office:value="119133" table:style-name="ce13">
            <text:p>119133</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12">
            <text:p><text:s/>53<text:s/></text:p>
          </table:table-cell>
          <table:table-cell office:value-type="float" office:value="1026" table:style-name="ce13">
            <text:p>1026</text:p>
          </table:table-cell>
          <table:table-cell office:value-type="float" office:value="1023" table:style-name="ce13">
            <text:p>1023</text:p>
          </table:table-cell>
          <table:table-cell office:value-type="float" office:value="120431" table:style-name="ce13">
            <text:p>120431</text:p>
          </table:table-cell>
          <table:table-cell office:value-type="float" office:value="312993" table:style-name="ce13">
            <text:p>312993</text:p>
          </table:table-cell>
          <table:table-cell office:value-type="float" office:value="146344" table:style-name="ce13">
            <text:p>146344</text:p>
          </table:table-cell>
          <table:table-cell office:value-type="float" office:value="166649" table:style-name="ce13">
            <text:p>166649</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71" table:style-name="ce13">
            <text:p>871</text:p>
          </table:table-cell>
          <table:table-cell office:value-type="float" office:value="867" table:style-name="ce13">
            <text:p>867</text:p>
          </table:table-cell>
          <table:table-cell office:value-type="float" office:value="99134" table:style-name="ce13">
            <text:p>99134</text:p>
          </table:table-cell>
          <table:table-cell office:value-type="float" office:value="231116" table:style-name="ce13">
            <text:p>231116</text:p>
          </table:table-cell>
          <table:table-cell office:value-type="float" office:value="107861" table:style-name="ce13">
            <text:p>107861</text:p>
          </table:table-cell>
          <table:table-cell office:value-type="float" office:value="123255" table:style-name="ce13">
            <text:p>123255</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12">
            <text:p><text:s/>31<text:s/></text:p>
          </table:table-cell>
          <table:table-cell office:value-type="float" office:value="581" table:style-name="ce13">
            <text:p>581</text:p>
          </table:table-cell>
          <table:table-cell office:value-type="float" office:value="580" table:style-name="ce13">
            <text:p>580</text:p>
          </table:table-cell>
          <table:table-cell office:value-type="float" office:value="65178" table:style-name="ce13">
            <text:p>65178</text:p>
          </table:table-cell>
          <table:table-cell office:value-type="float" office:value="162334" table:style-name="ce13">
            <text:p>162334</text:p>
          </table:table-cell>
          <table:table-cell office:value-type="float" office:value="77570" table:style-name="ce13">
            <text:p>77570</text:p>
          </table:table-cell>
          <table:table-cell office:value-type="float" office:value="84764" table:style-name="ce13">
            <text:p>84764</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12">
            <text:p><text:s/>25<text:s/></text:p>
          </table:table-cell>
          <table:table-cell office:value-type="float" office:value="524" table:style-name="ce13">
            <text:p>524</text:p>
          </table:table-cell>
          <table:table-cell office:value-type="float" office:value="522" table:style-name="ce13">
            <text:p>522</text:p>
          </table:table-cell>
          <table:table-cell office:value-type="float" office:value="51523" table:style-name="ce13">
            <text:p>51523</text:p>
          </table:table-cell>
          <table:table-cell office:value-type="float" office:value="130833" table:style-name="ce13">
            <text:p>130833</text:p>
          </table:table-cell>
          <table:table-cell office:value-type="float" office:value="63905" table:style-name="ce13">
            <text:p>63905</text:p>
          </table:table-cell>
          <table:table-cell office:value-type="float" office:value="66928" table:style-name="ce13">
            <text:p>66928</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12">
            <text:p><text:s/>36<text:s/></text:p>
          </table:table-cell>
          <table:table-cell office:value-type="float" office:value="723" table:style-name="ce13">
            <text:p>723</text:p>
          </table:table-cell>
          <table:table-cell office:value-type="float" office:value="723" table:style-name="ce13">
            <text:p>723</text:p>
          </table:table-cell>
          <table:table-cell office:value-type="float" office:value="78338" table:style-name="ce13">
            <text:p>78338</text:p>
          </table:table-cell>
          <table:table-cell office:value-type="float" office:value="194100" table:style-name="ce13">
            <text:p>194100</text:p>
          </table:table-cell>
          <table:table-cell office:value-type="float" office:value="95699" table:style-name="ce13">
            <text:p>95699</text:p>
          </table:table-cell>
          <table:table-cell office:value-type="float" office:value="98401" table:style-name="ce13">
            <text:p>98401</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12">
            <text:p><text:s/>43<text:s/></text:p>
          </table:table-cell>
          <table:table-cell office:value-type="float" office:value="998" table:style-name="ce13">
            <text:p>998</text:p>
          </table:table-cell>
          <table:table-cell office:value-type="float" office:value="998" table:style-name="ce13">
            <text:p>998</text:p>
          </table:table-cell>
          <table:table-cell office:value-type="float" office:value="104617" table:style-name="ce13">
            <text:p>104617</text:p>
          </table:table-cell>
          <table:table-cell office:value-type="float" office:value="275631" table:style-name="ce13">
            <text:p>275631</text:p>
          </table:table-cell>
          <table:table-cell office:value-type="float" office:value="132464" table:style-name="ce13">
            <text:p>132464</text:p>
          </table:table-cell>
          <table:table-cell office:value-type="float" office:value="143167" table:style-name="ce13">
            <text:p>143167</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12">
            <text:p><text:s/>20<text:s/></text:p>
          </table:table-cell>
          <table:table-cell office:value-type="float" office:value="454" table:style-name="ce13">
            <text:p>454</text:p>
          </table:table-cell>
          <table:table-cell office:value-type="float" office:value="451" table:style-name="ce13">
            <text:p>451</text:p>
          </table:table-cell>
          <table:table-cell office:value-type="float" office:value="46495" table:style-name="ce13">
            <text:p>46495</text:p>
          </table:table-cell>
          <table:table-cell office:value-type="float" office:value="122223" table:style-name="ce13">
            <text:p>122223</text:p>
          </table:table-cell>
          <table:table-cell office:value-type="float" office:value="59746" table:style-name="ce13">
            <text:p>59746</text:p>
          </table:table-cell>
          <table:table-cell office:value-type="float" office:value="62477" table:style-name="ce13">
            <text:p>62477</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12">
            <text:p><text:s/>39<text:s/></text:p>
          </table:table-cell>
          <table:table-cell office:value-type="float" office:value="908" table:style-name="ce13">
            <text:p>908</text:p>
          </table:table-cell>
          <table:table-cell office:value-type="float" office:value="906" table:style-name="ce13">
            <text:p>906</text:p>
          </table:table-cell>
          <table:table-cell office:value-type="float" office:value="106718" table:style-name="ce13">
            <text:p>106718</text:p>
          </table:table-cell>
          <table:table-cell office:value-type="float" office:value="287753" table:style-name="ce13">
            <text:p>287753</text:p>
          </table:table-cell>
          <table:table-cell office:value-type="float" office:value="137677" table:style-name="ce13">
            <text:p>137677</text:p>
          </table:table-cell>
          <table:table-cell office:value-type="float" office:value="150076" table:style-name="ce13">
            <text:p>150076</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12">
            <text:p><text:s/>51<text:s/></text:p>
          </table:table-cell>
          <table:table-cell office:value-type="float" office:value="995" table:style-name="ce13">
            <text:p>995</text:p>
          </table:table-cell>
          <table:table-cell office:value-type="float" office:value="994" table:style-name="ce13">
            <text:p>994</text:p>
          </table:table-cell>
          <table:table-cell office:value-type="float" office:value="106443" table:style-name="ce13">
            <text:p>106443</text:p>
          </table:table-cell>
          <table:table-cell office:value-type="float" office:value="290757" table:style-name="ce13">
            <text:p>290757</text:p>
          </table:table-cell>
          <table:table-cell office:value-type="float" office:value="140481" table:style-name="ce13">
            <text:p>140481</text:p>
          </table:table-cell>
          <table:table-cell office:value-type="float" office:value="150276" table:style-name="ce13">
            <text:p>150276</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27" table:style-name="ce13">
            <text:p>827</text:p>
          </table:table-cell>
          <table:table-cell office:value-type="float" office:value="826" table:style-name="ce13">
            <text:p>826</text:p>
          </table:table-cell>
          <table:table-cell office:value-type="float" office:value="95809" table:style-name="ce13">
            <text:p>95809</text:p>
          </table:table-cell>
          <table:table-cell office:value-type="float" office:value="257843" table:style-name="ce13">
            <text:p>257843</text:p>
          </table:table-cell>
          <table:table-cell office:value-type="float" office:value="124453" table:style-name="ce13">
            <text:p>124453</text:p>
          </table:table-cell>
          <table:table-cell office:value-type="float" office:value="133390" table:style-name="ce13">
            <text:p>133390</text:p>
          </table:table-cell>
          <table:table-cell table:number-columns-repeated="16375"/>
        </table:table-row>
        <table:table-row table:style-name="ro3">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5月" table:style-name="ta1">
        <table:table-column table:style-name="co4" table:number-columns-repeated="16384" table:default-cell-style-name="ce1"/>
        <table:table-row table:style-name="ro1">
          <table:table-cell office:value-type="string" table:number-columns-spanned="9" table:number-rows-spanned="1" table:style-name="ce7">
            <text:p>臺北市   105 年5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8">
            <text:p>鄰數</text:p>
          </table:table-cell>
          <table:covered-table-cell/>
          <table:table-cell office:value-type="string" table:number-columns-spanned="1" table:number-rows-spanned="2" table:style-name="ce8">
            <text:p>戶數</text:p>
          </table:table-cell>
          <table:table-cell office:value-type="string" table:number-columns-spanned="3" table:number-rows-spanned="1" table:style-name="ce8">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14">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12">
            <text:p><text:s/>456<text:s/></text:p>
          </table:table-cell>
          <table:table-cell office:value-type="float" office:value="9576" table:style-name="ce13">
            <text:p>9576</text:p>
          </table:table-cell>
          <table:table-cell office:value-type="float" office:value="9556" table:style-name="ce13">
            <text:p>9556</text:p>
          </table:table-cell>
          <table:table-cell office:value-type="float" office:value="1044858" table:style-name="ce13">
            <text:p>1044858</text:p>
          </table:table-cell>
          <table:table-cell office:value-type="float" office:value="2702930" table:style-name="ce13">
            <text:p>2702930</text:p>
          </table:table-cell>
          <table:table-cell office:value-type="float" office:value="1293702" table:style-name="ce13">
            <text:p>1293702</text:p>
          </table:table-cell>
          <table:table-cell office:value-type="float" office:value="1409228" table:style-name="ce13">
            <text:p>1409228</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12">
            <text:p><text:s/>33<text:s/></text:p>
          </table:table-cell>
          <table:table-cell office:value-type="float" office:value="762" table:style-name="ce13">
            <text:p>762</text:p>
          </table:table-cell>
          <table:table-cell office:value-type="float" office:value="760" table:style-name="ce13">
            <text:p>760</text:p>
          </table:table-cell>
          <table:table-cell office:value-type="float" office:value="80318" table:style-name="ce13">
            <text:p>80318</text:p>
          </table:table-cell>
          <table:table-cell office:value-type="float" office:value="209595" table:style-name="ce13">
            <text:p>209595</text:p>
          </table:table-cell>
          <table:table-cell office:value-type="float" office:value="98682" table:style-name="ce13">
            <text:p>98682</text:p>
          </table:table-cell>
          <table:table-cell office:value-type="float" office:value="110913" table:style-name="ce13">
            <text:p>110913</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12">
            <text:p><text:s/>41<text:s/></text:p>
          </table:table-cell>
          <table:table-cell office:value-type="float" office:value="907" table:style-name="ce13">
            <text:p>907</text:p>
          </table:table-cell>
          <table:table-cell office:value-type="float" office:value="905" table:style-name="ce13">
            <text:p>905</text:p>
          </table:table-cell>
          <table:table-cell office:value-type="float" office:value="89476" table:style-name="ce13">
            <text:p>89476</text:p>
          </table:table-cell>
          <table:table-cell office:value-type="float" office:value="228506" table:style-name="ce13">
            <text:p>228506</text:p>
          </table:table-cell>
          <table:table-cell office:value-type="float" office:value="109369" table:style-name="ce13">
            <text:p>109369</text:p>
          </table:table-cell>
          <table:table-cell office:value-type="float" office:value="119137" table:style-name="ce13">
            <text:p>119137</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12">
            <text:p><text:s/>53<text:s/></text:p>
          </table:table-cell>
          <table:table-cell office:value-type="float" office:value="1026" table:style-name="ce13">
            <text:p>1026</text:p>
          </table:table-cell>
          <table:table-cell office:value-type="float" office:value="1023" table:style-name="ce13">
            <text:p>1023</text:p>
          </table:table-cell>
          <table:table-cell office:value-type="float" office:value="120452" table:style-name="ce13">
            <text:p>120452</text:p>
          </table:table-cell>
          <table:table-cell office:value-type="float" office:value="312950" table:style-name="ce13">
            <text:p>312950</text:p>
          </table:table-cell>
          <table:table-cell office:value-type="float" office:value="146308" table:style-name="ce13">
            <text:p>146308</text:p>
          </table:table-cell>
          <table:table-cell office:value-type="float" office:value="166642" table:style-name="ce13">
            <text:p>166642</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71" table:style-name="ce13">
            <text:p>871</text:p>
          </table:table-cell>
          <table:table-cell office:value-type="float" office:value="867" table:style-name="ce13">
            <text:p>867</text:p>
          </table:table-cell>
          <table:table-cell office:value-type="float" office:value="99182" table:style-name="ce13">
            <text:p>99182</text:p>
          </table:table-cell>
          <table:table-cell office:value-type="float" office:value="231108" table:style-name="ce13">
            <text:p>231108</text:p>
          </table:table-cell>
          <table:table-cell office:value-type="float" office:value="107833" table:style-name="ce13">
            <text:p>107833</text:p>
          </table:table-cell>
          <table:table-cell office:value-type="float" office:value="123275" table:style-name="ce13">
            <text:p>123275</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12">
            <text:p><text:s/>31<text:s/></text:p>
          </table:table-cell>
          <table:table-cell office:value-type="float" office:value="581" table:style-name="ce13">
            <text:p>581</text:p>
          </table:table-cell>
          <table:table-cell office:value-type="float" office:value="580" table:style-name="ce13">
            <text:p>580</text:p>
          </table:table-cell>
          <table:table-cell office:value-type="float" office:value="65171" table:style-name="ce13">
            <text:p>65171</text:p>
          </table:table-cell>
          <table:table-cell office:value-type="float" office:value="162235" table:style-name="ce13">
            <text:p>162235</text:p>
          </table:table-cell>
          <table:table-cell office:value-type="float" office:value="77481" table:style-name="ce13">
            <text:p>77481</text:p>
          </table:table-cell>
          <table:table-cell office:value-type="float" office:value="84754" table:style-name="ce13">
            <text:p>84754</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12">
            <text:p><text:s/>25<text:s/></text:p>
          </table:table-cell>
          <table:table-cell office:value-type="float" office:value="524" table:style-name="ce13">
            <text:p>524</text:p>
          </table:table-cell>
          <table:table-cell office:value-type="float" office:value="522" table:style-name="ce13">
            <text:p>522</text:p>
          </table:table-cell>
          <table:table-cell office:value-type="float" office:value="51522" table:style-name="ce13">
            <text:p>51522</text:p>
          </table:table-cell>
          <table:table-cell office:value-type="float" office:value="130697" table:style-name="ce13">
            <text:p>130697</text:p>
          </table:table-cell>
          <table:table-cell office:value-type="float" office:value="63846" table:style-name="ce13">
            <text:p>63846</text:p>
          </table:table-cell>
          <table:table-cell office:value-type="float" office:value="66851" table:style-name="ce13">
            <text:p>66851</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12">
            <text:p><text:s/>36<text:s/></text:p>
          </table:table-cell>
          <table:table-cell office:value-type="float" office:value="723" table:style-name="ce13">
            <text:p>723</text:p>
          </table:table-cell>
          <table:table-cell office:value-type="float" office:value="723" table:style-name="ce13">
            <text:p>723</text:p>
          </table:table-cell>
          <table:table-cell office:value-type="float" office:value="78309" table:style-name="ce13">
            <text:p>78309</text:p>
          </table:table-cell>
          <table:table-cell office:value-type="float" office:value="193885" table:style-name="ce13">
            <text:p>193885</text:p>
          </table:table-cell>
          <table:table-cell office:value-type="float" office:value="95584" table:style-name="ce13">
            <text:p>95584</text:p>
          </table:table-cell>
          <table:table-cell office:value-type="float" office:value="98301" table:style-name="ce13">
            <text:p>98301</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12">
            <text:p><text:s/>43<text:s/></text:p>
          </table:table-cell>
          <table:table-cell office:value-type="float" office:value="998" table:style-name="ce13">
            <text:p>998</text:p>
          </table:table-cell>
          <table:table-cell office:value-type="float" office:value="998" table:style-name="ce13">
            <text:p>998</text:p>
          </table:table-cell>
          <table:table-cell office:value-type="float" office:value="104704" table:style-name="ce13">
            <text:p>104704</text:p>
          </table:table-cell>
          <table:table-cell office:value-type="float" office:value="275669" table:style-name="ce13">
            <text:p>275669</text:p>
          </table:table-cell>
          <table:table-cell office:value-type="float" office:value="132427" table:style-name="ce13">
            <text:p>132427</text:p>
          </table:table-cell>
          <table:table-cell office:value-type="float" office:value="143242" table:style-name="ce13">
            <text:p>143242</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12">
            <text:p><text:s/>20<text:s/></text:p>
          </table:table-cell>
          <table:table-cell office:value-type="float" office:value="454" table:style-name="ce13">
            <text:p>454</text:p>
          </table:table-cell>
          <table:table-cell office:value-type="float" office:value="451" table:style-name="ce13">
            <text:p>451</text:p>
          </table:table-cell>
          <table:table-cell office:value-type="float" office:value="46562" table:style-name="ce13">
            <text:p>46562</text:p>
          </table:table-cell>
          <table:table-cell office:value-type="float" office:value="122263" table:style-name="ce13">
            <text:p>122263</text:p>
          </table:table-cell>
          <table:table-cell office:value-type="float" office:value="59759" table:style-name="ce13">
            <text:p>59759</text:p>
          </table:table-cell>
          <table:table-cell office:value-type="float" office:value="62504" table:style-name="ce13">
            <text:p>62504</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12">
            <text:p><text:s/>39<text:s/></text:p>
          </table:table-cell>
          <table:table-cell office:value-type="float" office:value="908" table:style-name="ce13">
            <text:p>908</text:p>
          </table:table-cell>
          <table:table-cell office:value-type="float" office:value="907" table:style-name="ce13">
            <text:p>907</text:p>
          </table:table-cell>
          <table:table-cell office:value-type="float" office:value="106797" table:style-name="ce13">
            <text:p>106797</text:p>
          </table:table-cell>
          <table:table-cell office:value-type="float" office:value="287734" table:style-name="ce13">
            <text:p>287734</text:p>
          </table:table-cell>
          <table:table-cell office:value-type="float" office:value="137658" table:style-name="ce13">
            <text:p>137658</text:p>
          </table:table-cell>
          <table:table-cell office:value-type="float" office:value="150076" table:style-name="ce13">
            <text:p>150076</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12">
            <text:p><text:s/>51<text:s/></text:p>
          </table:table-cell>
          <table:table-cell office:value-type="float" office:value="995" table:style-name="ce13">
            <text:p>995</text:p>
          </table:table-cell>
          <table:table-cell office:value-type="float" office:value="994" table:style-name="ce13">
            <text:p>994</text:p>
          </table:table-cell>
          <table:table-cell office:value-type="float" office:value="106448" table:style-name="ce13">
            <text:p>106448</text:p>
          </table:table-cell>
          <table:table-cell office:value-type="float" office:value="290501" table:style-name="ce13">
            <text:p>290501</text:p>
          </table:table-cell>
          <table:table-cell office:value-type="float" office:value="140334" table:style-name="ce13">
            <text:p>140334</text:p>
          </table:table-cell>
          <table:table-cell office:value-type="float" office:value="150167" table:style-name="ce13">
            <text:p>150167</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27" table:style-name="ce13">
            <text:p>827</text:p>
          </table:table-cell>
          <table:table-cell office:value-type="float" office:value="826" table:style-name="ce13">
            <text:p>826</text:p>
          </table:table-cell>
          <table:table-cell office:value-type="float" office:value="95917" table:style-name="ce13">
            <text:p>95917</text:p>
          </table:table-cell>
          <table:table-cell office:value-type="float" office:value="257787" table:style-name="ce13">
            <text:p>257787</text:p>
          </table:table-cell>
          <table:table-cell office:value-type="float" office:value="124421" table:style-name="ce13">
            <text:p>124421</text:p>
          </table:table-cell>
          <table:table-cell office:value-type="float" office:value="133366" table:style-name="ce13">
            <text:p>133366</text:p>
          </table:table-cell>
          <table:table-cell table:number-columns-repeated="16375"/>
        </table:table-row>
        <table:table-row table:style-name="ro4">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6月" table:style-name="ta1">
        <table:table-column table:style-name="co4" table:number-columns-repeated="16384" table:default-cell-style-name="ce1"/>
        <table:table-row table:style-name="ro1">
          <table:table-cell office:value-type="string" table:number-columns-spanned="9" table:number-rows-spanned="1" table:style-name="ce7">
            <text:p>臺北市   105 年 6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8">
            <text:p>鄰數</text:p>
          </table:table-cell>
          <table:covered-table-cell/>
          <table:table-cell office:value-type="string" table:number-columns-spanned="1" table:number-rows-spanned="2" table:style-name="ce8">
            <text:p>戶數</text:p>
          </table:table-cell>
          <table:table-cell office:value-type="string" table:number-columns-spanned="3" table:number-rows-spanned="1" table:style-name="ce8">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14">
            <text:p>戶籍登記</text:p>
          </table:table-cell>
          <table:table-cell office:value-type="string" table:style-name="ce10">
            <text:p>現有門牌</text:p>
          </table:table-cell>
          <table:table-cell office:value-type="string" table:style-name="ce11">
            <text:p>戶籍登記</text:p>
          </table:table-cell>
          <table:covered-table-cell/>
          <table:table-cell office:value-type="string" table:style-name="ce11">
            <text:p>合計</text:p>
          </table:table-cell>
          <table:table-cell office:value-type="string" table:style-name="ce11">
            <text:p>男</text:p>
          </table:table-cell>
          <table:table-cell office:value-type="string" table:style-name="ce11">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12">
            <text:p><text:s/>456<text:s/></text:p>
          </table:table-cell>
          <table:table-cell office:value-type="float" office:value="9576" table:style-name="ce13">
            <text:p>9576</text:p>
          </table:table-cell>
          <table:table-cell office:value-type="float" office:value="9556" table:style-name="ce13">
            <text:p>9556</text:p>
          </table:table-cell>
          <table:table-cell office:value-type="float" office:value="1045175" table:style-name="ce13">
            <text:p>1045175</text:p>
          </table:table-cell>
          <table:table-cell office:value-type="float" office:value="2702925" table:style-name="ce13">
            <text:p>2702925</text:p>
          </table:table-cell>
          <table:table-cell office:value-type="float" office:value="1293639" table:style-name="ce13">
            <text:p>1293639</text:p>
          </table:table-cell>
          <table:table-cell office:value-type="float" office:value="1409286" table:style-name="ce13">
            <text:p>1409286</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12">
            <text:p><text:s/>33<text:s/></text:p>
          </table:table-cell>
          <table:table-cell office:value-type="float" office:value="762" table:style-name="ce13">
            <text:p>762</text:p>
          </table:table-cell>
          <table:table-cell office:value-type="float" office:value="760" table:style-name="ce13">
            <text:p>760</text:p>
          </table:table-cell>
          <table:table-cell office:value-type="float" office:value="80338" table:style-name="ce13">
            <text:p>80338</text:p>
          </table:table-cell>
          <table:table-cell office:value-type="float" office:value="209574" table:style-name="ce13">
            <text:p>209574</text:p>
          </table:table-cell>
          <table:table-cell office:value-type="float" office:value="98621" table:style-name="ce13">
            <text:p>98621</text:p>
          </table:table-cell>
          <table:table-cell office:value-type="float" office:value="110953" table:style-name="ce13">
            <text:p>110953</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12">
            <text:p><text:s/>41<text:s/></text:p>
          </table:table-cell>
          <table:table-cell office:value-type="float" office:value="907" table:style-name="ce13">
            <text:p>907</text:p>
          </table:table-cell>
          <table:table-cell office:value-type="float" office:value="905" table:style-name="ce13">
            <text:p>905</text:p>
          </table:table-cell>
          <table:table-cell office:value-type="float" office:value="89470" table:style-name="ce13">
            <text:p>89470</text:p>
          </table:table-cell>
          <table:table-cell office:value-type="float" office:value="228462" table:style-name="ce13">
            <text:p>228462</text:p>
          </table:table-cell>
          <table:table-cell office:value-type="float" office:value="109328" table:style-name="ce13">
            <text:p>109328</text:p>
          </table:table-cell>
          <table:table-cell office:value-type="float" office:value="119134" table:style-name="ce13">
            <text:p>119134</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12">
            <text:p><text:s/>53<text:s/></text:p>
          </table:table-cell>
          <table:table-cell office:value-type="float" office:value="1026" table:style-name="ce13">
            <text:p>1026</text:p>
          </table:table-cell>
          <table:table-cell office:value-type="float" office:value="1023" table:style-name="ce13">
            <text:p>1023</text:p>
          </table:table-cell>
          <table:table-cell office:value-type="float" office:value="120471" table:style-name="ce13">
            <text:p>120471</text:p>
          </table:table-cell>
          <table:table-cell office:value-type="float" office:value="312896" table:style-name="ce13">
            <text:p>312896</text:p>
          </table:table-cell>
          <table:table-cell office:value-type="float" office:value="146296" table:style-name="ce13">
            <text:p>146296</text:p>
          </table:table-cell>
          <table:table-cell office:value-type="float" office:value="166600" table:style-name="ce13">
            <text:p>166600</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71" table:style-name="ce13">
            <text:p>871</text:p>
          </table:table-cell>
          <table:table-cell office:value-type="float" office:value="867" table:style-name="ce13">
            <text:p>867</text:p>
          </table:table-cell>
          <table:table-cell office:value-type="float" office:value="99233" table:style-name="ce13">
            <text:p>99233</text:p>
          </table:table-cell>
          <table:table-cell office:value-type="float" office:value="231190" table:style-name="ce13">
            <text:p>231190</text:p>
          </table:table-cell>
          <table:table-cell office:value-type="float" office:value="107873" table:style-name="ce13">
            <text:p>107873</text:p>
          </table:table-cell>
          <table:table-cell office:value-type="float" office:value="123317" table:style-name="ce13">
            <text:p>123317</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12">
            <text:p><text:s/>31<text:s/></text:p>
          </table:table-cell>
          <table:table-cell office:value-type="float" office:value="581" table:style-name="ce13">
            <text:p>581</text:p>
          </table:table-cell>
          <table:table-cell office:value-type="float" office:value="580" table:style-name="ce13">
            <text:p>580</text:p>
          </table:table-cell>
          <table:table-cell office:value-type="float" office:value="65178" table:style-name="ce13">
            <text:p>65178</text:p>
          </table:table-cell>
          <table:table-cell office:value-type="float" office:value="162080" table:style-name="ce13">
            <text:p>162080</text:p>
          </table:table-cell>
          <table:table-cell office:value-type="float" office:value="77370" table:style-name="ce13">
            <text:p>77370</text:p>
          </table:table-cell>
          <table:table-cell office:value-type="float" office:value="84710" table:style-name="ce13">
            <text:p>84710</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12">
            <text:p><text:s/>25<text:s/></text:p>
          </table:table-cell>
          <table:table-cell office:value-type="float" office:value="524" table:style-name="ce13">
            <text:p>524</text:p>
          </table:table-cell>
          <table:table-cell office:value-type="float" office:value="522" table:style-name="ce13">
            <text:p>522</text:p>
          </table:table-cell>
          <table:table-cell office:value-type="float" office:value="51548" table:style-name="ce13">
            <text:p>51548</text:p>
          </table:table-cell>
          <table:table-cell office:value-type="float" office:value="130640" table:style-name="ce13">
            <text:p>130640</text:p>
          </table:table-cell>
          <table:table-cell office:value-type="float" office:value="63787" table:style-name="ce13">
            <text:p>63787</text:p>
          </table:table-cell>
          <table:table-cell office:value-type="float" office:value="66853" table:style-name="ce13">
            <text:p>66853</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12">
            <text:p><text:s/>36<text:s/></text:p>
          </table:table-cell>
          <table:table-cell office:value-type="float" office:value="723" table:style-name="ce13">
            <text:p>723</text:p>
          </table:table-cell>
          <table:table-cell office:value-type="float" office:value="723" table:style-name="ce13">
            <text:p>723</text:p>
          </table:table-cell>
          <table:table-cell office:value-type="float" office:value="78302" table:style-name="ce13">
            <text:p>78302</text:p>
          </table:table-cell>
          <table:table-cell office:value-type="float" office:value="193819" table:style-name="ce13">
            <text:p>193819</text:p>
          </table:table-cell>
          <table:table-cell office:value-type="float" office:value="95542" table:style-name="ce13">
            <text:p>95542</text:p>
          </table:table-cell>
          <table:table-cell office:value-type="float" office:value="98277" table:style-name="ce13">
            <text:p>98277</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12">
            <text:p><text:s/>43<text:s/></text:p>
          </table:table-cell>
          <table:table-cell office:value-type="float" office:value="998" table:style-name="ce13">
            <text:p>998</text:p>
          </table:table-cell>
          <table:table-cell office:value-type="float" office:value="998" table:style-name="ce13">
            <text:p>998</text:p>
          </table:table-cell>
          <table:table-cell office:value-type="float" office:value="104733" table:style-name="ce13">
            <text:p>104733</text:p>
          </table:table-cell>
          <table:table-cell office:value-type="float" office:value="275673" table:style-name="ce13">
            <text:p>275673</text:p>
          </table:table-cell>
          <table:table-cell office:value-type="float" office:value="132445" table:style-name="ce13">
            <text:p>132445</text:p>
          </table:table-cell>
          <table:table-cell office:value-type="float" office:value="143228" table:style-name="ce13">
            <text:p>143228</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12">
            <text:p><text:s/>20<text:s/></text:p>
          </table:table-cell>
          <table:table-cell office:value-type="float" office:value="454" table:style-name="ce13">
            <text:p>454</text:p>
          </table:table-cell>
          <table:table-cell office:value-type="float" office:value="451" table:style-name="ce13">
            <text:p>451</text:p>
          </table:table-cell>
          <table:table-cell office:value-type="float" office:value="46585" table:style-name="ce13">
            <text:p>46585</text:p>
          </table:table-cell>
          <table:table-cell office:value-type="float" office:value="122329" table:style-name="ce13">
            <text:p>122329</text:p>
          </table:table-cell>
          <table:table-cell office:value-type="float" office:value="59790" table:style-name="ce13">
            <text:p>59790</text:p>
          </table:table-cell>
          <table:table-cell office:value-type="float" office:value="62539" table:style-name="ce13">
            <text:p>62539</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12">
            <text:p><text:s/>39<text:s/></text:p>
          </table:table-cell>
          <table:table-cell office:value-type="float" office:value="908" table:style-name="ce13">
            <text:p>908</text:p>
          </table:table-cell>
          <table:table-cell office:value-type="float" office:value="907" table:style-name="ce13">
            <text:p>907</text:p>
          </table:table-cell>
          <table:table-cell office:value-type="float" office:value="106873" table:style-name="ce13">
            <text:p>106873</text:p>
          </table:table-cell>
          <table:table-cell office:value-type="float" office:value="287871" table:style-name="ce13">
            <text:p>287871</text:p>
          </table:table-cell>
          <table:table-cell office:value-type="float" office:value="137751" table:style-name="ce13">
            <text:p>137751</text:p>
          </table:table-cell>
          <table:table-cell office:value-type="float" office:value="150120" table:style-name="ce13">
            <text:p>150120</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12">
            <text:p><text:s/>51<text:s/></text:p>
          </table:table-cell>
          <table:table-cell office:value-type="float" office:value="995" table:style-name="ce13">
            <text:p>995</text:p>
          </table:table-cell>
          <table:table-cell office:value-type="float" office:value="994" table:style-name="ce13">
            <text:p>994</text:p>
          </table:table-cell>
          <table:table-cell office:value-type="float" office:value="106462" table:style-name="ce13">
            <text:p>106462</text:p>
          </table:table-cell>
          <table:table-cell office:value-type="float" office:value="290622" table:style-name="ce13">
            <text:p>290622</text:p>
          </table:table-cell>
          <table:table-cell office:value-type="float" office:value="140414" table:style-name="ce13">
            <text:p>140414</text:p>
          </table:table-cell>
          <table:table-cell office:value-type="float" office:value="150208" table:style-name="ce13">
            <text:p>150208</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27" table:style-name="ce13">
            <text:p>827</text:p>
          </table:table-cell>
          <table:table-cell office:value-type="float" office:value="826" table:style-name="ce13">
            <text:p>826</text:p>
          </table:table-cell>
          <table:table-cell office:value-type="float" office:value="95982" table:style-name="ce13">
            <text:p>95982</text:p>
          </table:table-cell>
          <table:table-cell office:value-type="float" office:value="257769" table:style-name="ce13">
            <text:p>257769</text:p>
          </table:table-cell>
          <table:table-cell office:value-type="float" office:value="124422" table:style-name="ce13">
            <text:p>124422</text:p>
          </table:table-cell>
          <table:table-cell office:value-type="float" office:value="133347" table:style-name="ce13">
            <text:p>133347</text:p>
          </table:table-cell>
          <table:table-cell table:number-columns-repeated="16375"/>
        </table:table-row>
        <table:table-row table:style-name="ro5">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7月" table:style-name="ta1">
        <table:table-column table:style-name="co1" table:default-cell-style-name="ce1"/>
        <table:table-column table:style-name="co2" table:number-columns-repeated="2" table:default-cell-style-name="ce1"/>
        <table:table-column table:style-name="co5" table:number-columns-repeated="2"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 7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17">
            <text:p>鄰數</text:p>
          </table:table-cell>
          <table:covered-table-cell/>
          <table:table-cell office:value-type="string" table:number-columns-spanned="1" table:number-rows-spanned="2" table:style-name="ce17">
            <text:p>戶數</text:p>
          </table:table-cell>
          <table:table-cell office:value-type="string" table:number-columns-spanned="3" table:number-rows-spanned="1" table:style-name="ce17">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14">
            <text:p>戶籍登記</text:p>
          </table:table-cell>
          <table:table-cell office:value-type="string" table:style-name="ce16">
            <text:p>現有門牌</text:p>
          </table:table-cell>
          <table:table-cell office:value-type="string" table:style-name="ce15">
            <text:p>戶籍登記</text:p>
          </table:table-cell>
          <table:covered-table-cell/>
          <table:table-cell office:value-type="string" table:style-name="ce15">
            <text:p>合計</text:p>
          </table:table-cell>
          <table:table-cell office:value-type="string" table:style-name="ce15">
            <text:p>男</text:p>
          </table:table-cell>
          <table:table-cell office:value-type="string" table:style-name="ce15">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12">
            <text:p><text:s/>456<text:s/></text:p>
          </table:table-cell>
          <table:table-cell office:value-type="float" office:value="9577" table:style-name="ce6">
            <text:p><text:s/>9,577<text:s/></text:p>
          </table:table-cell>
          <table:table-cell office:value-type="float" office:value="9558" table:style-name="ce6">
            <text:p><text:s/>9,558<text:s/></text:p>
          </table:table-cell>
          <table:table-cell office:value-type="float" office:value="1045117" table:style-name="ce6">
            <text:p><text:s/>1,045,117<text:s/></text:p>
          </table:table-cell>
          <table:table-cell office:value-type="float" office:value="2701645" table:style-name="ce6">
            <text:p><text:s/>2,701,645<text:s/></text:p>
          </table:table-cell>
          <table:table-cell office:value-type="float" office:value="1292896" table:style-name="ce6">
            <text:p><text:s/>1,292,896<text:s/></text:p>
          </table:table-cell>
          <table:table-cell office:value-type="float" office:value="1408749" table:style-name="ce6">
            <text:p><text:s/>1,408,749<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12">
            <text:p><text:s/>33<text:s/></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274" table:style-name="ce6">
            <text:p><text:s/>80,274<text:s/></text:p>
          </table:table-cell>
          <table:table-cell office:value-type="float" office:value="209388" table:style-name="ce6">
            <text:p><text:s/>209,388<text:s/></text:p>
          </table:table-cell>
          <table:table-cell office:value-type="float" office:value="98551" table:style-name="ce6">
            <text:p><text:s/>98,551<text:s/></text:p>
          </table:table-cell>
          <table:table-cell office:value-type="float" office:value="110837" table:style-name="ce6">
            <text:p><text:s/>110,837<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12">
            <text:p><text:s/>41<text:s/></text:p>
          </table:table-cell>
          <table:table-cell office:value-type="float" office:value="907" table:style-name="ce6">
            <text:p><text:s/>907<text:s/></text:p>
          </table:table-cell>
          <table:table-cell office:value-type="float" office:value="905" table:style-name="ce6">
            <text:p><text:s/>905<text:s/></text:p>
          </table:table-cell>
          <table:table-cell office:value-type="float" office:value="89459" table:style-name="ce6">
            <text:p><text:s/>89,459<text:s/></text:p>
          </table:table-cell>
          <table:table-cell office:value-type="float" office:value="228369" table:style-name="ce6">
            <text:p><text:s/>228,369<text:s/></text:p>
          </table:table-cell>
          <table:table-cell office:value-type="float" office:value="109265" table:style-name="ce6">
            <text:p><text:s/>109,265<text:s/></text:p>
          </table:table-cell>
          <table:table-cell office:value-type="float" office:value="119104" table:style-name="ce6">
            <text:p><text:s/>119,104<text:s/></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12">
            <text:p><text:s/>53<text:s/></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400" table:style-name="ce6">
            <text:p><text:s/>120,400<text:s/></text:p>
          </table:table-cell>
          <table:table-cell office:value-type="float" office:value="312540" table:style-name="ce6">
            <text:p><text:s/>312,540<text:s/></text:p>
          </table:table-cell>
          <table:table-cell office:value-type="float" office:value="146070" table:style-name="ce6">
            <text:p><text:s/>146,070<text:s/></text:p>
          </table:table-cell>
          <table:table-cell office:value-type="float" office:value="166470" table:style-name="ce6">
            <text:p><text:s/>166,470<text:s/></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71" table:style-name="ce6">
            <text:p><text:s/>871<text:s/></text:p>
          </table:table-cell>
          <table:table-cell office:value-type="float" office:value="867" table:style-name="ce6">
            <text:p><text:s/>867<text:s/></text:p>
          </table:table-cell>
          <table:table-cell office:value-type="float" office:value="99285" table:style-name="ce6">
            <text:p><text:s/>99,285<text:s/></text:p>
          </table:table-cell>
          <table:table-cell office:value-type="float" office:value="231288" table:style-name="ce6">
            <text:p><text:s/>231,288<text:s/></text:p>
          </table:table-cell>
          <table:table-cell office:value-type="float" office:value="107946" table:style-name="ce6">
            <text:p><text:s/>107,946<text:s/></text:p>
          </table:table-cell>
          <table:table-cell office:value-type="float" office:value="123342" table:style-name="ce6">
            <text:p><text:s/>123,342<text:s/></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12">
            <text:p><text:s/>31<text:s/></text:p>
          </table:table-cell>
          <table:table-cell office:value-type="float" office:value="581" table:style-name="ce6">
            <text:p><text:s/>581<text:s/></text:p>
          </table:table-cell>
          <table:table-cell office:value-type="float" office:value="580" table:style-name="ce6">
            <text:p><text:s/>580<text:s/></text:p>
          </table:table-cell>
          <table:table-cell office:value-type="float" office:value="65119" table:style-name="ce6">
            <text:p><text:s/>65,119<text:s/></text:p>
          </table:table-cell>
          <table:table-cell office:value-type="float" office:value="161744" table:style-name="ce6">
            <text:p><text:s/>161,744<text:s/></text:p>
          </table:table-cell>
          <table:table-cell office:value-type="float" office:value="77238" table:style-name="ce6">
            <text:p><text:s/>77,238<text:s/></text:p>
          </table:table-cell>
          <table:table-cell office:value-type="float" office:value="84506" table:style-name="ce6">
            <text:p><text:s/>84,506<text:s/></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12">
            <text:p><text:s/>25<text:s/></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32" table:style-name="ce6">
            <text:p><text:s/>51,532<text:s/></text:p>
          </table:table-cell>
          <table:table-cell office:value-type="float" office:value="130520" table:style-name="ce6">
            <text:p><text:s/>130,520<text:s/></text:p>
          </table:table-cell>
          <table:table-cell office:value-type="float" office:value="63720" table:style-name="ce6">
            <text:p><text:s/>63,720<text:s/></text:p>
          </table:table-cell>
          <table:table-cell office:value-type="float" office:value="66800" table:style-name="ce6">
            <text:p><text:s/>66,800<text:s/></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12">
            <text:p><text:s/>36<text:s/></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317" table:style-name="ce6">
            <text:p><text:s/>78,317<text:s/></text:p>
          </table:table-cell>
          <table:table-cell office:value-type="float" office:value="193790" table:style-name="ce6">
            <text:p><text:s/>193,790<text:s/></text:p>
          </table:table-cell>
          <table:table-cell office:value-type="float" office:value="95454" table:style-name="ce6">
            <text:p><text:s/>95,454<text:s/></text:p>
          </table:table-cell>
          <table:table-cell office:value-type="float" office:value="98336" table:style-name="ce6">
            <text:p><text:s/>98,336<text:s/></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12">
            <text:p><text:s/>43<text:s/></text:p>
          </table:table-cell>
          <table:table-cell office:value-type="float" office:value="998" table:style-name="ce6">
            <text:p><text:s/>998<text:s/></text:p>
          </table:table-cell>
          <table:table-cell office:value-type="float" office:value="998" table:style-name="ce6">
            <text:p><text:s/>998<text:s/></text:p>
          </table:table-cell>
          <table:table-cell office:value-type="float" office:value="104706" table:style-name="ce6">
            <text:p><text:s/>104,706<text:s/></text:p>
          </table:table-cell>
          <table:table-cell office:value-type="float" office:value="275589" table:style-name="ce6">
            <text:p><text:s/>275,589<text:s/></text:p>
          </table:table-cell>
          <table:table-cell office:value-type="float" office:value="132390" table:style-name="ce6">
            <text:p><text:s/>132,390<text:s/></text:p>
          </table:table-cell>
          <table:table-cell office:value-type="float" office:value="143199" table:style-name="ce6">
            <text:p><text:s/>143,199<text:s/></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12">
            <text:p><text:s/>20<text:s/></text:p>
          </table:table-cell>
          <table:table-cell office:value-type="float" office:value="454" table:style-name="ce6">
            <text:p><text:s/>454<text:s/></text:p>
          </table:table-cell>
          <table:table-cell office:value-type="float" office:value="452" table:style-name="ce6">
            <text:p><text:s/>452<text:s/></text:p>
          </table:table-cell>
          <table:table-cell office:value-type="float" office:value="46626" table:style-name="ce6">
            <text:p><text:s/>46,626<text:s/></text:p>
          </table:table-cell>
          <table:table-cell office:value-type="float" office:value="122475" table:style-name="ce6">
            <text:p><text:s/>122,475<text:s/></text:p>
          </table:table-cell>
          <table:table-cell office:value-type="float" office:value="59884" table:style-name="ce6">
            <text:p><text:s/>59,884<text:s/></text:p>
          </table:table-cell>
          <table:table-cell office:value-type="float" office:value="62591" table:style-name="ce6">
            <text:p><text:s/>62,591<text:s/></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12">
            <text:p><text:s/>39<text:s/></text:p>
          </table:table-cell>
          <table:table-cell office:value-type="float" office:value="908" table:style-name="ce6">
            <text:p><text:s/>908<text:s/></text:p>
          </table:table-cell>
          <table:table-cell office:value-type="float" office:value="907" table:style-name="ce6">
            <text:p><text:s/>907<text:s/></text:p>
          </table:table-cell>
          <table:table-cell office:value-type="float" office:value="106896" table:style-name="ce6">
            <text:p><text:s/>106,896<text:s/></text:p>
          </table:table-cell>
          <table:table-cell office:value-type="float" office:value="287763" table:style-name="ce6">
            <text:p><text:s/>287,763<text:s/></text:p>
          </table:table-cell>
          <table:table-cell office:value-type="float" office:value="137649" table:style-name="ce6">
            <text:p><text:s/>137,649<text:s/></text:p>
          </table:table-cell>
          <table:table-cell office:value-type="float" office:value="150114" table:style-name="ce6">
            <text:p><text:s/>150,114<text:s/></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12">
            <text:p><text:s/>51<text:s/></text:p>
          </table:table-cell>
          <table:table-cell office:value-type="float" office:value="996" table:style-name="ce6">
            <text:p><text:s/>996<text:s/></text:p>
          </table:table-cell>
          <table:table-cell office:value-type="float" office:value="995" table:style-name="ce6">
            <text:p><text:s/>995<text:s/></text:p>
          </table:table-cell>
          <table:table-cell office:value-type="float" office:value="106471" table:style-name="ce6">
            <text:p><text:s/>106,471<text:s/></text:p>
          </table:table-cell>
          <table:table-cell office:value-type="float" office:value="290497" table:style-name="ce6">
            <text:p><text:s/>290,497<text:s/></text:p>
          </table:table-cell>
          <table:table-cell office:value-type="float" office:value="140352" table:style-name="ce6">
            <text:p><text:s/>140,352<text:s/></text:p>
          </table:table-cell>
          <table:table-cell office:value-type="float" office:value="150145" table:style-name="ce6">
            <text:p><text:s/>150,145<text:s/></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12">
            <text:p><text:s/>42<text:s/></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6032" table:style-name="ce6">
            <text:p><text:s/>96,032<text:s/></text:p>
          </table:table-cell>
          <table:table-cell office:value-type="float" office:value="257682" table:style-name="ce6">
            <text:p><text:s/>257,682<text:s/></text:p>
          </table:table-cell>
          <table:table-cell office:value-type="float" office:value="124377" table:style-name="ce6">
            <text:p><text:s/>124,377<text:s/></text:p>
          </table:table-cell>
          <table:table-cell office:value-type="float" office:value="133305" table:style-name="ce6">
            <text:p><text:s/>133,305<text:s/></text:p>
          </table:table-cell>
          <table:table-cell table:number-columns-repeated="16375"/>
        </table:table-row>
        <table:table-row table:style-name="ro6">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8月" table:style-name="ta1">
        <table:table-column table:style-name="co4" table:number-columns-repeated="16384" table:default-cell-style-name="ce1"/>
        <table:table-row table:style-name="ro1">
          <table:table-cell office:value-type="string" table:number-columns-spanned="9" table:number-rows-spanned="1" table:style-name="ce7">
            <text:p>臺北市   105 年 8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17">
            <text:p>鄰數</text:p>
          </table:table-cell>
          <table:covered-table-cell/>
          <table:table-cell office:value-type="string" table:number-columns-spanned="1" table:number-rows-spanned="2" table:style-name="ce17">
            <text:p>戶數</text:p>
          </table:table-cell>
          <table:table-cell office:value-type="string" table:number-columns-spanned="3" table:number-rows-spanned="1" table:style-name="ce17">
            <text:p>人口數</text:p>
          </table:table-cell>
          <table:covered-table-cell table:number-columns-repeated="2"/>
          <table:table-cell table:number-columns-repeated="16375"/>
        </table:table-row>
        <table:table-row table:style-name="ro2">
          <table:covered-table-cell/>
          <table:table-cell office:value-type="string" table:style-name="ce10">
            <text:p>現有門牌</text:p>
          </table:table-cell>
          <table:table-cell office:value-type="string" table:style-name="ce18">
            <text:p>戶籍登記</text:p>
          </table:table-cell>
          <table:table-cell office:value-type="string" table:style-name="ce19">
            <text:p>現有門牌</text:p>
          </table:table-cell>
          <table:table-cell office:value-type="string" table:style-name="ce20">
            <text:p>戶籍登記</text:p>
          </table:table-cell>
          <table:covered-table-cell/>
          <table:table-cell office:value-type="string" table:style-name="ce20">
            <text:p>合計</text:p>
          </table:table-cell>
          <table:table-cell office:value-type="string" table:style-name="ce20">
            <text:p>男</text:p>
          </table:table-cell>
          <table:table-cell office:value-type="string" table:style-name="ce20">
            <text:p>女</text:p>
          </table:table-cell>
          <table:table-cell table:number-columns-repeated="16375"/>
        </table:table-row>
        <table:table-row table:style-name="ro1">
          <table:table-cell office:value-type="string" table:style-name="ce21">
            <text:p>總計</text:p>
          </table:table-cell>
          <table:table-cell office:value-type="float" office:value="456" table:style-name="ce13">
            <text:p>456</text:p>
          </table:table-cell>
          <table:table-cell office:value-type="float" office:value="456" table:style-name="ce13">
            <text:p>456</text:p>
          </table:table-cell>
          <table:table-cell office:value-type="float" office:value="9576" table:style-name="ce13">
            <text:p>9576</text:p>
          </table:table-cell>
          <table:table-cell office:value-type="float" office:value="9557" table:style-name="ce13">
            <text:p>9557</text:p>
          </table:table-cell>
          <table:table-cell office:value-type="float" office:value="1045651" table:style-name="ce13">
            <text:p>1045651</text:p>
          </table:table-cell>
          <table:table-cell office:value-type="float" office:value="2698591" table:style-name="ce13">
            <text:p>2698591</text:p>
          </table:table-cell>
          <table:table-cell office:value-type="float" office:value="1291456" table:style-name="ce13">
            <text:p>1291456</text:p>
          </table:table-cell>
          <table:table-cell office:value-type="float" office:value="1407135" table:style-name="ce13">
            <text:p>1407135</text:p>
          </table:table-cell>
          <table:table-cell table:number-columns-repeated="16375"/>
        </table:table-row>
        <table:table-row table:style-name="ro1">
          <table:table-cell office:value-type="string" table:style-name="ce21">
            <text:p>松山</text:p>
          </table:table-cell>
          <table:table-cell office:value-type="float" office:value="33" table:style-name="ce13">
            <text:p>33</text:p>
          </table:table-cell>
          <table:table-cell office:value-type="float" office:value="33" table:style-name="ce13">
            <text:p>33</text:p>
          </table:table-cell>
          <table:table-cell office:value-type="float" office:value="762" table:style-name="ce13">
            <text:p>762</text:p>
          </table:table-cell>
          <table:table-cell office:value-type="float" office:value="760" table:style-name="ce13">
            <text:p>760</text:p>
          </table:table-cell>
          <table:table-cell office:value-type="float" office:value="80269" table:style-name="ce13">
            <text:p>80269</text:p>
          </table:table-cell>
          <table:table-cell office:value-type="float" office:value="208884" table:style-name="ce13">
            <text:p>208884</text:p>
          </table:table-cell>
          <table:table-cell office:value-type="float" office:value="98306" table:style-name="ce13">
            <text:p>98306</text:p>
          </table:table-cell>
          <table:table-cell office:value-type="float" office:value="110578" table:style-name="ce13">
            <text:p>110578</text:p>
          </table:table-cell>
          <table:table-cell table:number-columns-repeated="16375"/>
        </table:table-row>
        <table:table-row table:style-name="ro1">
          <table:table-cell office:value-type="string" table:style-name="ce21">
            <text:p>信義</text:p>
          </table:table-cell>
          <table:table-cell office:value-type="float" office:value="41" table:style-name="ce13">
            <text:p>41</text:p>
          </table:table-cell>
          <table:table-cell office:value-type="float" office:value="41" table:style-name="ce13">
            <text:p>41</text:p>
          </table:table-cell>
          <table:table-cell office:value-type="float" office:value="907" table:style-name="ce13">
            <text:p>907</text:p>
          </table:table-cell>
          <table:table-cell office:value-type="float" office:value="905" table:style-name="ce13">
            <text:p>905</text:p>
          </table:table-cell>
          <table:table-cell office:value-type="float" office:value="89491" table:style-name="ce13">
            <text:p>89491</text:p>
          </table:table-cell>
          <table:table-cell office:value-type="float" office:value="228174" table:style-name="ce13">
            <text:p>228174</text:p>
          </table:table-cell>
          <table:table-cell office:value-type="float" office:value="109185" table:style-name="ce13">
            <text:p>109185</text:p>
          </table:table-cell>
          <table:table-cell office:value-type="float" office:value="118989" table:style-name="ce13">
            <text:p>118989</text:p>
          </table:table-cell>
          <table:table-cell table:number-columns-repeated="16375"/>
        </table:table-row>
        <table:table-row table:style-name="ro1">
          <table:table-cell office:value-type="string" table:style-name="ce21">
            <text:p>大安</text:p>
          </table:table-cell>
          <table:table-cell office:value-type="float" office:value="53" table:style-name="ce13">
            <text:p>53</text:p>
          </table:table-cell>
          <table:table-cell office:value-type="float" office:value="53" table:style-name="ce13">
            <text:p>53</text:p>
          </table:table-cell>
          <table:table-cell office:value-type="float" office:value="1026" table:style-name="ce13">
            <text:p>1026</text:p>
          </table:table-cell>
          <table:table-cell office:value-type="float" office:value="1023" table:style-name="ce13">
            <text:p>1023</text:p>
          </table:table-cell>
          <table:table-cell office:value-type="float" office:value="120380" table:style-name="ce13">
            <text:p>120380</text:p>
          </table:table-cell>
          <table:table-cell office:value-type="float" office:value="311964" table:style-name="ce13">
            <text:p>311964</text:p>
          </table:table-cell>
          <table:table-cell office:value-type="float" office:value="145839" table:style-name="ce13">
            <text:p>145839</text:p>
          </table:table-cell>
          <table:table-cell office:value-type="float" office:value="166125" table:style-name="ce13">
            <text:p>166125</text:p>
          </table:table-cell>
          <table:table-cell table:number-columns-repeated="16375"/>
        </table:table-row>
        <table:table-row table:style-name="ro1">
          <table:table-cell office:value-type="string" table:style-name="ce21">
            <text:p>中山</text:p>
          </table:table-cell>
          <table:table-cell office:value-type="float" office:value="42" table:style-name="ce13">
            <text:p>42</text:p>
          </table:table-cell>
          <table:table-cell office:value-type="float" office:value="42" table:style-name="ce13">
            <text:p>42</text:p>
          </table:table-cell>
          <table:table-cell office:value-type="float" office:value="871" table:style-name="ce13">
            <text:p>871</text:p>
          </table:table-cell>
          <table:table-cell office:value-type="float" office:value="867" table:style-name="ce13">
            <text:p>867</text:p>
          </table:table-cell>
          <table:table-cell office:value-type="float" office:value="99358" table:style-name="ce13">
            <text:p>99358</text:p>
          </table:table-cell>
          <table:table-cell office:value-type="float" office:value="231166" table:style-name="ce13">
            <text:p>231166</text:p>
          </table:table-cell>
          <table:table-cell office:value-type="float" office:value="107879" table:style-name="ce13">
            <text:p>107879</text:p>
          </table:table-cell>
          <table:table-cell office:value-type="float" office:value="123287" table:style-name="ce13">
            <text:p>123287</text:p>
          </table:table-cell>
          <table:table-cell table:number-columns-repeated="16375"/>
        </table:table-row>
        <table:table-row table:style-name="ro1">
          <table:table-cell office:value-type="string" table:style-name="ce21">
            <text:p>中正</text:p>
          </table:table-cell>
          <table:table-cell office:value-type="float" office:value="31" table:style-name="ce13">
            <text:p>31</text:p>
          </table:table-cell>
          <table:table-cell office:value-type="float" office:value="31" table:style-name="ce13">
            <text:p>31</text:p>
          </table:table-cell>
          <table:table-cell office:value-type="float" office:value="581" table:style-name="ce13">
            <text:p>581</text:p>
          </table:table-cell>
          <table:table-cell office:value-type="float" office:value="580" table:style-name="ce13">
            <text:p>580</text:p>
          </table:table-cell>
          <table:table-cell office:value-type="float" office:value="65087" table:style-name="ce13">
            <text:p>65087</text:p>
          </table:table-cell>
          <table:table-cell office:value-type="float" office:value="161295" table:style-name="ce13">
            <text:p>161295</text:p>
          </table:table-cell>
          <table:table-cell office:value-type="float" office:value="77003" table:style-name="ce13">
            <text:p>77003</text:p>
          </table:table-cell>
          <table:table-cell office:value-type="float" office:value="84292" table:style-name="ce13">
            <text:p>84292</text:p>
          </table:table-cell>
          <table:table-cell table:number-columns-repeated="16375"/>
        </table:table-row>
        <table:table-row table:style-name="ro1">
          <table:table-cell office:value-type="string" table:style-name="ce21">
            <text:p>大同</text:p>
          </table:table-cell>
          <table:table-cell office:value-type="float" office:value="25" table:style-name="ce13">
            <text:p>25</text:p>
          </table:table-cell>
          <table:table-cell office:value-type="float" office:value="25" table:style-name="ce13">
            <text:p>25</text:p>
          </table:table-cell>
          <table:table-cell office:value-type="float" office:value="524" table:style-name="ce13">
            <text:p>524</text:p>
          </table:table-cell>
          <table:table-cell office:value-type="float" office:value="522" table:style-name="ce13">
            <text:p>522</text:p>
          </table:table-cell>
          <table:table-cell office:value-type="float" office:value="51485" table:style-name="ce13">
            <text:p>51485</text:p>
          </table:table-cell>
          <table:table-cell office:value-type="float" office:value="130236" table:style-name="ce13">
            <text:p>130236</text:p>
          </table:table-cell>
          <table:table-cell office:value-type="float" office:value="63571" table:style-name="ce13">
            <text:p>63571</text:p>
          </table:table-cell>
          <table:table-cell office:value-type="float" office:value="66665" table:style-name="ce13">
            <text:p>66665</text:p>
          </table:table-cell>
          <table:table-cell table:number-columns-repeated="16375"/>
        </table:table-row>
        <table:table-row table:style-name="ro1">
          <table:table-cell office:value-type="string" table:style-name="ce21">
            <text:p>萬華</text:p>
          </table:table-cell>
          <table:table-cell office:value-type="float" office:value="36" table:style-name="ce13">
            <text:p>36</text:p>
          </table:table-cell>
          <table:table-cell office:value-type="float" office:value="36" table:style-name="ce13">
            <text:p>36</text:p>
          </table:table-cell>
          <table:table-cell office:value-type="float" office:value="723" table:style-name="ce13">
            <text:p>723</text:p>
          </table:table-cell>
          <table:table-cell office:value-type="float" office:value="723" table:style-name="ce13">
            <text:p>723</text:p>
          </table:table-cell>
          <table:table-cell office:value-type="float" office:value="78386" table:style-name="ce13">
            <text:p>78386</text:p>
          </table:table-cell>
          <table:table-cell office:value-type="float" office:value="193706" table:style-name="ce13">
            <text:p>193706</text:p>
          </table:table-cell>
          <table:table-cell office:value-type="float" office:value="95413" table:style-name="ce13">
            <text:p>95413</text:p>
          </table:table-cell>
          <table:table-cell office:value-type="float" office:value="98293" table:style-name="ce13">
            <text:p>98293</text:p>
          </table:table-cell>
          <table:table-cell table:number-columns-repeated="16375"/>
        </table:table-row>
        <table:table-row table:style-name="ro1">
          <table:table-cell office:value-type="string" table:style-name="ce21">
            <text:p>文山</text:p>
          </table:table-cell>
          <table:table-cell office:value-type="float" office:value="43" table:style-name="ce13">
            <text:p>43</text:p>
          </table:table-cell>
          <table:table-cell office:value-type="float" office:value="43" table:style-name="ce13">
            <text:p>43</text:p>
          </table:table-cell>
          <table:table-cell office:value-type="float" office:value="997" table:style-name="ce13">
            <text:p>997</text:p>
          </table:table-cell>
          <table:table-cell office:value-type="float" office:value="997" table:style-name="ce13">
            <text:p>997</text:p>
          </table:table-cell>
          <table:table-cell office:value-type="float" office:value="104789" table:style-name="ce13">
            <text:p>104789</text:p>
          </table:table-cell>
          <table:table-cell office:value-type="float" office:value="275356" table:style-name="ce13">
            <text:p>275356</text:p>
          </table:table-cell>
          <table:table-cell office:value-type="float" office:value="132275" table:style-name="ce13">
            <text:p>132275</text:p>
          </table:table-cell>
          <table:table-cell office:value-type="float" office:value="143081" table:style-name="ce13">
            <text:p>143081</text:p>
          </table:table-cell>
          <table:table-cell table:number-columns-repeated="16375"/>
        </table:table-row>
        <table:table-row table:style-name="ro1">
          <table:table-cell office:value-type="string" table:style-name="ce21">
            <text:p>南港</text:p>
          </table:table-cell>
          <table:table-cell office:value-type="float" office:value="20" table:style-name="ce13">
            <text:p>20</text:p>
          </table:table-cell>
          <table:table-cell office:value-type="float" office:value="20" table:style-name="ce13">
            <text:p>20</text:p>
          </table:table-cell>
          <table:table-cell office:value-type="float" office:value="454" table:style-name="ce13">
            <text:p>454</text:p>
          </table:table-cell>
          <table:table-cell office:value-type="float" office:value="452" table:style-name="ce13">
            <text:p>452</text:p>
          </table:table-cell>
          <table:table-cell office:value-type="float" office:value="46738" table:style-name="ce13">
            <text:p>46738</text:p>
          </table:table-cell>
          <table:table-cell office:value-type="float" office:value="122510" table:style-name="ce13">
            <text:p>122510</text:p>
          </table:table-cell>
          <table:table-cell office:value-type="float" office:value="59894" table:style-name="ce13">
            <text:p>59894</text:p>
          </table:table-cell>
          <table:table-cell office:value-type="float" office:value="62616" table:style-name="ce13">
            <text:p>62616</text:p>
          </table:table-cell>
          <table:table-cell table:number-columns-repeated="16375"/>
        </table:table-row>
        <table:table-row table:style-name="ro1">
          <table:table-cell office:value-type="string" table:style-name="ce21">
            <text:p>內湖</text:p>
          </table:table-cell>
          <table:table-cell office:value-type="float" office:value="39" table:style-name="ce13">
            <text:p>39</text:p>
          </table:table-cell>
          <table:table-cell office:value-type="float" office:value="39" table:style-name="ce13">
            <text:p>39</text:p>
          </table:table-cell>
          <table:table-cell office:value-type="float" office:value="908" table:style-name="ce13">
            <text:p>908</text:p>
          </table:table-cell>
          <table:table-cell office:value-type="float" office:value="907" table:style-name="ce13">
            <text:p>907</text:p>
          </table:table-cell>
          <table:table-cell office:value-type="float" office:value="107010" table:style-name="ce13">
            <text:p>107010</text:p>
          </table:table-cell>
          <table:table-cell office:value-type="float" office:value="287563" table:style-name="ce13">
            <text:p>287563</text:p>
          </table:table-cell>
          <table:table-cell office:value-type="float" office:value="137546" table:style-name="ce13">
            <text:p>137546</text:p>
          </table:table-cell>
          <table:table-cell office:value-type="float" office:value="150017" table:style-name="ce13">
            <text:p>150017</text:p>
          </table:table-cell>
          <table:table-cell table:number-columns-repeated="16375"/>
        </table:table-row>
        <table:table-row table:style-name="ro1">
          <table:table-cell office:value-type="string" table:style-name="ce21">
            <text:p>士林</text:p>
          </table:table-cell>
          <table:table-cell office:value-type="float" office:value="51" table:style-name="ce13">
            <text:p>51</text:p>
          </table:table-cell>
          <table:table-cell office:value-type="float" office:value="51" table:style-name="ce13">
            <text:p>51</text:p>
          </table:table-cell>
          <table:table-cell office:value-type="float" office:value="996" table:style-name="ce13">
            <text:p>996</text:p>
          </table:table-cell>
          <table:table-cell office:value-type="float" office:value="995" table:style-name="ce13">
            <text:p>995</text:p>
          </table:table-cell>
          <table:table-cell office:value-type="float" office:value="106521" table:style-name="ce13">
            <text:p>106521</text:p>
          </table:table-cell>
          <table:table-cell office:value-type="float" office:value="290207" table:style-name="ce13">
            <text:p>290207</text:p>
          </table:table-cell>
          <table:table-cell office:value-type="float" office:value="140231" table:style-name="ce13">
            <text:p>140231</text:p>
          </table:table-cell>
          <table:table-cell office:value-type="float" office:value="149976" table:style-name="ce13">
            <text:p>149976</text:p>
          </table:table-cell>
          <table:table-cell table:number-columns-repeated="16375"/>
        </table:table-row>
        <table:table-row table:style-name="ro1">
          <table:table-cell office:value-type="string" table:style-name="ce21">
            <text:p>北投</text:p>
          </table:table-cell>
          <table:table-cell office:value-type="float" office:value="42" table:style-name="ce13">
            <text:p>42</text:p>
          </table:table-cell>
          <table:table-cell office:value-type="float" office:value="42" table:style-name="ce13">
            <text:p>42</text:p>
          </table:table-cell>
          <table:table-cell office:value-type="float" office:value="827" table:style-name="ce13">
            <text:p>827</text:p>
          </table:table-cell>
          <table:table-cell office:value-type="float" office:value="826" table:style-name="ce13">
            <text:p>826</text:p>
          </table:table-cell>
          <table:table-cell office:value-type="float" office:value="96137" table:style-name="ce13">
            <text:p>96137</text:p>
          </table:table-cell>
          <table:table-cell office:value-type="float" office:value="257530" table:style-name="ce13">
            <text:p>257530</text:p>
          </table:table-cell>
          <table:table-cell office:value-type="float" office:value="124314" table:style-name="ce13">
            <text:p>124314</text:p>
          </table:table-cell>
          <table:table-cell office:value-type="float" office:value="133216" table:style-name="ce13">
            <text:p>133216</text:p>
          </table:table-cell>
          <table:table-cell table:number-columns-repeated="16375"/>
        </table:table-row>
        <table:table-row table:style-name="ro7">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9月" table:style-name="ta1">
        <table:table-column table:style-name="co1" table:default-cell-style-name="ce1"/>
        <table:table-column table:style-name="co2" table:number-columns-repeated="2" table:default-cell-style-name="ce1"/>
        <table:table-column table:style-name="co6" table:number-columns-repeated="2"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 9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17">
            <text:p>鄰數</text:p>
          </table:table-cell>
          <table:covered-table-cell/>
          <table:table-cell office:value-type="string" table:number-columns-spanned="1" table:number-rows-spanned="2" table:style-name="ce17">
            <text:p>戶數</text:p>
          </table:table-cell>
          <table:table-cell office:value-type="string" table:number-columns-spanned="3" table:number-rows-spanned="1" table:style-name="ce17">
            <text:p>人口數</text:p>
          </table:table-cell>
          <table:covered-table-cell table:number-columns-repeated="2"/>
          <table:table-cell table:number-columns-repeated="16375"/>
        </table:table-row>
        <table:table-row table:style-name="ro2">
          <table:covered-table-cell/>
          <table:table-cell office:value-type="string" table:style-name="ce11">
            <text:p>現有門牌</text:p>
          </table:table-cell>
          <table:table-cell office:value-type="string" table:style-name="ce18">
            <text:p>戶籍登記</text:p>
          </table:table-cell>
          <table:table-cell office:value-type="string" table:style-name="ce15">
            <text:p>現有門牌</text:p>
          </table:table-cell>
          <table:table-cell office:value-type="string" table:style-name="ce15">
            <text:p>戶籍登記</text:p>
          </table:table-cell>
          <table:covered-table-cell/>
          <table:table-cell office:value-type="string" table:style-name="ce15">
            <text:p>合計</text:p>
          </table:table-cell>
          <table:table-cell office:value-type="string" table:style-name="ce15">
            <text:p>男</text:p>
          </table:table-cell>
          <table:table-cell office:value-type="string" table:style-name="ce15">
            <text:p>女</text:p>
          </table:table-cell>
          <table:table-cell table:number-columns-repeated="16375"/>
        </table:table-row>
        <table:table-row table:style-name="ro1">
          <table:table-cell office:value-type="string" table:style-name="ce21">
            <text:p>總計</text:p>
          </table:table-cell>
          <table:table-cell office:value-type="float" office:value="456" table:style-name="ce13">
            <text:p>456</text:p>
          </table:table-cell>
          <table:table-cell office:value-type="float" office:value="456" table:style-name="ce23">
            <text:p>456</text:p>
          </table:table-cell>
          <table:table-cell office:value-type="float" office:value="9575" table:style-name="ce13">
            <text:p>9575</text:p>
          </table:table-cell>
          <table:table-cell office:value-type="float" office:value="9557" table:style-name="ce13">
            <text:p>9557</text:p>
          </table:table-cell>
          <table:table-cell office:value-type="float" office:value="1046849" table:style-name="ce6">
            <text:p><text:s/>1,046,849<text:s/></text:p>
          </table:table-cell>
          <table:table-cell office:value-type="float" office:value="2696316" table:style-name="ce6">
            <text:p><text:s/>2,696,316<text:s/></text:p>
          </table:table-cell>
          <table:table-cell office:value-type="float" office:value="1290311" table:style-name="ce6">
            <text:p><text:s/>1,290,311<text:s/></text:p>
          </table:table-cell>
          <table:table-cell office:value-type="float" office:value="1406005" table:style-name="ce6">
            <text:p><text:s/>1,406,005<text:s/></text:p>
          </table:table-cell>
          <table:table-cell table:number-columns-repeated="16375"/>
        </table:table-row>
        <table:table-row table:style-name="ro1">
          <table:table-cell office:value-type="string" table:style-name="ce21">
            <text:p>松山</text:p>
          </table:table-cell>
          <table:table-cell office:value-type="float" office:value="33" table:style-name="ce13">
            <text:p>33</text:p>
          </table:table-cell>
          <table:table-cell office:value-type="float" office:value="33" table:style-name="ce23">
            <text:p>33</text:p>
          </table:table-cell>
          <table:table-cell office:value-type="float" office:value="762" table:style-name="ce13">
            <text:p>762</text:p>
          </table:table-cell>
          <table:table-cell office:value-type="float" office:value="760" table:style-name="ce13">
            <text:p>760</text:p>
          </table:table-cell>
          <table:table-cell office:value-type="float" office:value="80281" table:style-name="ce6">
            <text:p><text:s/>80,281<text:s/></text:p>
          </table:table-cell>
          <table:table-cell office:value-type="float" office:value="208387" table:style-name="ce6">
            <text:p><text:s/>208,387<text:s/></text:p>
          </table:table-cell>
          <table:table-cell office:value-type="float" office:value="98086" table:style-name="ce6">
            <text:p><text:s/>98,086<text:s/></text:p>
          </table:table-cell>
          <table:table-cell office:value-type="float" office:value="110301" table:style-name="ce6">
            <text:p><text:s/>110,301<text:s/></text:p>
          </table:table-cell>
          <table:table-cell table:number-columns-repeated="16375"/>
        </table:table-row>
        <table:table-row table:style-name="ro1">
          <table:table-cell office:value-type="string" table:style-name="ce21">
            <text:p>信義</text:p>
          </table:table-cell>
          <table:table-cell office:value-type="float" office:value="41" table:style-name="ce13">
            <text:p>41</text:p>
          </table:table-cell>
          <table:table-cell office:value-type="float" office:value="41" table:style-name="ce23">
            <text:p>41</text:p>
          </table:table-cell>
          <table:table-cell office:value-type="float" office:value="907" table:style-name="ce13">
            <text:p>907</text:p>
          </table:table-cell>
          <table:table-cell office:value-type="float" office:value="905" table:style-name="ce13">
            <text:p>905</text:p>
          </table:table-cell>
          <table:table-cell office:value-type="float" office:value="89610" table:style-name="ce6">
            <text:p><text:s/>89,610<text:s/></text:p>
          </table:table-cell>
          <table:table-cell office:value-type="float" office:value="228059" table:style-name="ce6">
            <text:p><text:s/>228,059<text:s/></text:p>
          </table:table-cell>
          <table:table-cell office:value-type="float" office:value="109103" table:style-name="ce6">
            <text:p><text:s/>109,103<text:s/></text:p>
          </table:table-cell>
          <table:table-cell office:value-type="float" office:value="118956" table:style-name="ce6">
            <text:p><text:s/>118,956<text:s/></text:p>
          </table:table-cell>
          <table:table-cell table:number-columns-repeated="16375"/>
        </table:table-row>
        <table:table-row table:style-name="ro1">
          <table:table-cell office:value-type="string" table:style-name="ce21">
            <text:p>大安</text:p>
          </table:table-cell>
          <table:table-cell office:value-type="float" office:value="53" table:style-name="ce13">
            <text:p>53</text:p>
          </table:table-cell>
          <table:table-cell office:value-type="float" office:value="53" table:style-name="ce23">
            <text:p>53</text:p>
          </table:table-cell>
          <table:table-cell office:value-type="float" office:value="1026" table:style-name="ce13">
            <text:p>1026</text:p>
          </table:table-cell>
          <table:table-cell office:value-type="float" office:value="1023" table:style-name="ce13">
            <text:p>1023</text:p>
          </table:table-cell>
          <table:table-cell office:value-type="float" office:value="120446" table:style-name="ce6">
            <text:p><text:s/>120,446<text:s/></text:p>
          </table:table-cell>
          <table:table-cell office:value-type="float" office:value="311479" table:style-name="ce6">
            <text:p><text:s/>311,479<text:s/></text:p>
          </table:table-cell>
          <table:table-cell office:value-type="float" office:value="145638" table:style-name="ce6">
            <text:p><text:s/>145,638<text:s/></text:p>
          </table:table-cell>
          <table:table-cell office:value-type="float" office:value="165841" table:style-name="ce6">
            <text:p><text:s/>165,841<text:s/></text:p>
          </table:table-cell>
          <table:table-cell table:number-columns-repeated="16375"/>
        </table:table-row>
        <table:table-row table:style-name="ro1">
          <table:table-cell office:value-type="string" table:style-name="ce21">
            <text:p>中山</text:p>
          </table:table-cell>
          <table:table-cell office:value-type="float" office:value="42" table:style-name="ce13">
            <text:p>42</text:p>
          </table:table-cell>
          <table:table-cell office:value-type="float" office:value="42" table:style-name="ce23">
            <text:p>42</text:p>
          </table:table-cell>
          <table:table-cell office:value-type="float" office:value="871" table:style-name="ce13">
            <text:p>871</text:p>
          </table:table-cell>
          <table:table-cell office:value-type="float" office:value="867" table:style-name="ce13">
            <text:p>867</text:p>
          </table:table-cell>
          <table:table-cell office:value-type="float" office:value="99536" table:style-name="ce6">
            <text:p><text:s/>99,536<text:s/></text:p>
          </table:table-cell>
          <table:table-cell office:value-type="float" office:value="231106" table:style-name="ce6">
            <text:p><text:s/>231,106<text:s/></text:p>
          </table:table-cell>
          <table:table-cell office:value-type="float" office:value="107839" table:style-name="ce6">
            <text:p><text:s/>107,839<text:s/></text:p>
          </table:table-cell>
          <table:table-cell office:value-type="float" office:value="123267" table:style-name="ce6">
            <text:p><text:s/>123,267<text:s/></text:p>
          </table:table-cell>
          <table:table-cell table:number-columns-repeated="16375"/>
        </table:table-row>
        <table:table-row table:style-name="ro1">
          <table:table-cell office:value-type="string" table:style-name="ce21">
            <text:p>中正</text:p>
          </table:table-cell>
          <table:table-cell office:value-type="float" office:value="31" table:style-name="ce13">
            <text:p>31</text:p>
          </table:table-cell>
          <table:table-cell office:value-type="float" office:value="31" table:style-name="ce23">
            <text:p>31</text:p>
          </table:table-cell>
          <table:table-cell office:value-type="float" office:value="580" table:style-name="ce13">
            <text:p>580</text:p>
          </table:table-cell>
          <table:table-cell office:value-type="float" office:value="580" table:style-name="ce13">
            <text:p>580</text:p>
          </table:table-cell>
          <table:table-cell office:value-type="float" office:value="65062" table:style-name="ce6">
            <text:p><text:s/>65,062<text:s/></text:p>
          </table:table-cell>
          <table:table-cell office:value-type="float" office:value="160790" table:style-name="ce6">
            <text:p><text:s/>160,790<text:s/></text:p>
          </table:table-cell>
          <table:table-cell office:value-type="float" office:value="76761" table:style-name="ce6">
            <text:p><text:s/>76,761<text:s/></text:p>
          </table:table-cell>
          <table:table-cell office:value-type="float" office:value="84029" table:style-name="ce6">
            <text:p><text:s/>84,029<text:s/></text:p>
          </table:table-cell>
          <table:table-cell table:number-columns-repeated="16375"/>
        </table:table-row>
        <table:table-row table:style-name="ro1">
          <table:table-cell office:value-type="string" table:style-name="ce21">
            <text:p>大同</text:p>
          </table:table-cell>
          <table:table-cell office:value-type="float" office:value="25" table:style-name="ce13">
            <text:p>25</text:p>
          </table:table-cell>
          <table:table-cell office:value-type="float" office:value="25" table:style-name="ce23">
            <text:p>25</text:p>
          </table:table-cell>
          <table:table-cell office:value-type="float" office:value="524" table:style-name="ce13">
            <text:p>524</text:p>
          </table:table-cell>
          <table:table-cell office:value-type="float" office:value="522" table:style-name="ce13">
            <text:p>522</text:p>
          </table:table-cell>
          <table:table-cell office:value-type="float" office:value="51556" table:style-name="ce6">
            <text:p><text:s/>51,556<text:s/></text:p>
          </table:table-cell>
          <table:table-cell office:value-type="float" office:value="130167" table:style-name="ce6">
            <text:p><text:s/>130,167<text:s/></text:p>
          </table:table-cell>
          <table:table-cell office:value-type="float" office:value="63543" table:style-name="ce6">
            <text:p><text:s/>63,543<text:s/></text:p>
          </table:table-cell>
          <table:table-cell office:value-type="float" office:value="66624" table:style-name="ce6">
            <text:p><text:s/>66,624<text:s/></text:p>
          </table:table-cell>
          <table:table-cell table:number-columns-repeated="16375"/>
        </table:table-row>
        <table:table-row table:style-name="ro1">
          <table:table-cell office:value-type="string" table:style-name="ce21">
            <text:p>萬華</text:p>
          </table:table-cell>
          <table:table-cell office:value-type="float" office:value="36" table:style-name="ce13">
            <text:p>36</text:p>
          </table:table-cell>
          <table:table-cell office:value-type="float" office:value="36" table:style-name="ce23">
            <text:p>36</text:p>
          </table:table-cell>
          <table:table-cell office:value-type="float" office:value="723" table:style-name="ce13">
            <text:p>723</text:p>
          </table:table-cell>
          <table:table-cell office:value-type="float" office:value="723" table:style-name="ce13">
            <text:p>723</text:p>
          </table:table-cell>
          <table:table-cell office:value-type="float" office:value="78536" table:style-name="ce6">
            <text:p><text:s/>78,536<text:s/></text:p>
          </table:table-cell>
          <table:table-cell office:value-type="float" office:value="193741" table:style-name="ce6">
            <text:p><text:s/>193,741<text:s/></text:p>
          </table:table-cell>
          <table:table-cell office:value-type="float" office:value="95395" table:style-name="ce6">
            <text:p><text:s/>95,395<text:s/></text:p>
          </table:table-cell>
          <table:table-cell office:value-type="float" office:value="98346" table:style-name="ce6">
            <text:p><text:s/>98,346<text:s/></text:p>
          </table:table-cell>
          <table:table-cell table:number-columns-repeated="16375"/>
        </table:table-row>
        <table:table-row table:style-name="ro1">
          <table:table-cell office:value-type="string" table:style-name="ce21">
            <text:p>文山</text:p>
          </table:table-cell>
          <table:table-cell office:value-type="float" office:value="43" table:style-name="ce13">
            <text:p>43</text:p>
          </table:table-cell>
          <table:table-cell office:value-type="float" office:value="43" table:style-name="ce23">
            <text:p>43</text:p>
          </table:table-cell>
          <table:table-cell office:value-type="float" office:value="997" table:style-name="ce13">
            <text:p>997</text:p>
          </table:table-cell>
          <table:table-cell office:value-type="float" office:value="997" table:style-name="ce13">
            <text:p>997</text:p>
          </table:table-cell>
          <table:table-cell office:value-type="float" office:value="104902" table:style-name="ce6">
            <text:p><text:s/>104,902<text:s/></text:p>
          </table:table-cell>
          <table:table-cell office:value-type="float" office:value="275214" table:style-name="ce6">
            <text:p><text:s/>275,214<text:s/></text:p>
          </table:table-cell>
          <table:table-cell office:value-type="float" office:value="132220" table:style-name="ce6">
            <text:p><text:s/>132,220<text:s/></text:p>
          </table:table-cell>
          <table:table-cell office:value-type="float" office:value="142994" table:style-name="ce6">
            <text:p><text:s/>142,994<text:s/></text:p>
          </table:table-cell>
          <table:table-cell table:number-columns-repeated="16375"/>
        </table:table-row>
        <table:table-row table:style-name="ro1">
          <table:table-cell office:value-type="string" table:style-name="ce21">
            <text:p>南港</text:p>
          </table:table-cell>
          <table:table-cell office:value-type="float" office:value="20" table:style-name="ce13">
            <text:p>20</text:p>
          </table:table-cell>
          <table:table-cell office:value-type="float" office:value="20" table:style-name="ce23">
            <text:p>20</text:p>
          </table:table-cell>
          <table:table-cell office:value-type="float" office:value="454" table:style-name="ce13">
            <text:p>454</text:p>
          </table:table-cell>
          <table:table-cell office:value-type="float" office:value="452" table:style-name="ce13">
            <text:p>452</text:p>
          </table:table-cell>
          <table:table-cell office:value-type="float" office:value="46809" table:style-name="ce6">
            <text:p><text:s/>46,809<text:s/></text:p>
          </table:table-cell>
          <table:table-cell office:value-type="float" office:value="122523" table:style-name="ce6">
            <text:p><text:s/>122,523<text:s/></text:p>
          </table:table-cell>
          <table:table-cell office:value-type="float" office:value="59898" table:style-name="ce6">
            <text:p><text:s/>59,898<text:s/></text:p>
          </table:table-cell>
          <table:table-cell office:value-type="float" office:value="62625" table:style-name="ce6">
            <text:p><text:s/>62,625<text:s/></text:p>
          </table:table-cell>
          <table:table-cell table:number-columns-repeated="16375"/>
        </table:table-row>
        <table:table-row table:style-name="ro1">
          <table:table-cell office:value-type="string" table:style-name="ce21">
            <text:p>內湖</text:p>
          </table:table-cell>
          <table:table-cell office:value-type="float" office:value="39" table:style-name="ce13">
            <text:p>39</text:p>
          </table:table-cell>
          <table:table-cell office:value-type="float" office:value="39" table:style-name="ce23">
            <text:p>39</text:p>
          </table:table-cell>
          <table:table-cell office:value-type="float" office:value="908" table:style-name="ce13">
            <text:p>908</text:p>
          </table:table-cell>
          <table:table-cell office:value-type="float" office:value="907" table:style-name="ce13">
            <text:p>907</text:p>
          </table:table-cell>
          <table:table-cell office:value-type="float" office:value="107164" table:style-name="ce6">
            <text:p><text:s/>107,164<text:s/></text:p>
          </table:table-cell>
          <table:table-cell office:value-type="float" office:value="287453" table:style-name="ce6">
            <text:p><text:s/>287,453<text:s/></text:p>
          </table:table-cell>
          <table:table-cell office:value-type="float" office:value="137490" table:style-name="ce6">
            <text:p><text:s/>137,490<text:s/></text:p>
          </table:table-cell>
          <table:table-cell office:value-type="float" office:value="149963" table:style-name="ce6">
            <text:p><text:s/>149,963<text:s/></text:p>
          </table:table-cell>
          <table:table-cell table:number-columns-repeated="16375"/>
        </table:table-row>
        <table:table-row table:style-name="ro1">
          <table:table-cell office:value-type="string" table:style-name="ce21">
            <text:p>士林</text:p>
          </table:table-cell>
          <table:table-cell office:value-type="float" office:value="51" table:style-name="ce13">
            <text:p>51</text:p>
          </table:table-cell>
          <table:table-cell office:value-type="float" office:value="51" table:style-name="ce23">
            <text:p>51</text:p>
          </table:table-cell>
          <table:table-cell office:value-type="float" office:value="996" table:style-name="ce13">
            <text:p>996</text:p>
          </table:table-cell>
          <table:table-cell office:value-type="float" office:value="995" table:style-name="ce13">
            <text:p>995</text:p>
          </table:table-cell>
          <table:table-cell office:value-type="float" office:value="106629" table:style-name="ce6">
            <text:p><text:s/>106,629<text:s/></text:p>
          </table:table-cell>
          <table:table-cell office:value-type="float" office:value="290001" table:style-name="ce6">
            <text:p><text:s/>290,001<text:s/></text:p>
          </table:table-cell>
          <table:table-cell office:value-type="float" office:value="140124" table:style-name="ce6">
            <text:p><text:s/>140,124<text:s/></text:p>
          </table:table-cell>
          <table:table-cell office:value-type="float" office:value="149877" table:style-name="ce6">
            <text:p><text:s/>149,877<text:s/></text:p>
          </table:table-cell>
          <table:table-cell table:number-columns-repeated="16375"/>
        </table:table-row>
        <table:table-row table:style-name="ro1">
          <table:table-cell office:value-type="string" table:style-name="ce21">
            <text:p>北投</text:p>
          </table:table-cell>
          <table:table-cell office:value-type="float" office:value="42" table:style-name="ce13">
            <text:p>42</text:p>
          </table:table-cell>
          <table:table-cell office:value-type="float" office:value="42" table:style-name="ce23">
            <text:p>42</text:p>
          </table:table-cell>
          <table:table-cell office:value-type="float" office:value="827" table:style-name="ce13">
            <text:p>827</text:p>
          </table:table-cell>
          <table:table-cell office:value-type="float" office:value="826" table:style-name="ce13">
            <text:p>826</text:p>
          </table:table-cell>
          <table:table-cell office:value-type="float" office:value="96318" table:style-name="ce6">
            <text:p><text:s/>96,318<text:s/></text:p>
          </table:table-cell>
          <table:table-cell office:value-type="float" office:value="257396" table:style-name="ce6">
            <text:p><text:s/>257,396<text:s/></text:p>
          </table:table-cell>
          <table:table-cell office:value-type="float" office:value="124214" table:style-name="ce6">
            <text:p><text:s/>124,214<text:s/></text:p>
          </table:table-cell>
          <table:table-cell office:value-type="float" office:value="133182" table:style-name="ce6">
            <text:p><text:s/>133,182<text:s/></text:p>
          </table:table-cell>
          <table:table-cell table:number-columns-repeated="16375"/>
        </table:table-row>
        <table:table-row table:style-name="ro8">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0月" table:style-name="ta1">
        <table:table-column table:style-name="co1" table:default-cell-style-name="ce1"/>
        <table:table-column table:style-name="co2" table:number-columns-repeated="2" table:default-cell-style-name="ce1"/>
        <table:table-column table:style-name="co5" table:number-columns-repeated="2"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 10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17">
            <text:p>鄰數</text:p>
          </table:table-cell>
          <table:covered-table-cell/>
          <table:table-cell office:value-type="string" table:number-columns-spanned="1" table:number-rows-spanned="2" table:style-name="ce17">
            <text:p>戶數</text:p>
          </table:table-cell>
          <table:table-cell office:value-type="string" table:number-columns-spanned="3" table:number-rows-spanned="1" table:style-name="ce17">
            <text:p>人口數</text:p>
          </table:table-cell>
          <table:covered-table-cell table:number-columns-repeated="2"/>
          <table:table-cell table:number-columns-repeated="16375"/>
        </table:table-row>
        <table:table-row table:style-name="ro2">
          <table:covered-table-cell/>
          <table:table-cell office:value-type="string" table:style-name="ce11">
            <text:p>現有門牌</text:p>
          </table:table-cell>
          <table:table-cell office:value-type="string" table:style-name="ce18">
            <text:p>戶籍登記</text:p>
          </table:table-cell>
          <table:table-cell office:value-type="string" table:style-name="ce20">
            <text:p>現有門牌</text:p>
          </table:table-cell>
          <table:table-cell office:value-type="string" table:style-name="ce20">
            <text:p>戶籍登記</text:p>
          </table:table-cell>
          <table:covered-table-cell/>
          <table:table-cell office:value-type="string" table:style-name="ce20">
            <text:p>合計</text:p>
          </table:table-cell>
          <table:table-cell office:value-type="string" table:style-name="ce20">
            <text:p>男</text:p>
          </table:table-cell>
          <table:table-cell office:value-type="string" table:style-name="ce20">
            <text:p>女</text:p>
          </table:table-cell>
          <table:table-cell table:number-columns-repeated="16375"/>
        </table:table-row>
        <table:table-row table:style-name="ro1">
          <table:table-cell office:value-type="string" table:style-name="ce21">
            <text:p>總計</text:p>
          </table:table-cell>
          <table:table-cell office:value-type="float" office:value="456" table:style-name="ce23">
            <text:p>456</text:p>
          </table:table-cell>
          <table:table-cell office:value-type="float" office:value="456" table:style-name="ce13">
            <text:p>456</text:p>
          </table:table-cell>
          <table:table-cell office:value-type="float" office:value="9573" table:style-name="ce6">
            <text:p><text:s/>9,573<text:s/></text:p>
          </table:table-cell>
          <table:table-cell office:value-type="float" office:value="9555" table:style-name="ce6">
            <text:p><text:s/>9,555<text:s/></text:p>
          </table:table-cell>
          <table:table-cell office:value-type="float" office:value="1046417" table:style-name="ce6">
            <text:p><text:s/>1,046,417<text:s/></text:p>
          </table:table-cell>
          <table:table-cell office:value-type="float" office:value="2696319" table:style-name="ce6">
            <text:p><text:s/>2,696,319<text:s/></text:p>
          </table:table-cell>
          <table:table-cell office:value-type="float" office:value="1290248" table:style-name="ce6">
            <text:p><text:s/>1,290,248<text:s/></text:p>
          </table:table-cell>
          <table:table-cell office:value-type="float" office:value="1406071" table:style-name="ce6">
            <text:p><text:s/>1,406,071<text:s/></text:p>
          </table:table-cell>
          <table:table-cell table:number-columns-repeated="16375"/>
        </table:table-row>
        <table:table-row table:style-name="ro1">
          <table:table-cell office:value-type="string" table:style-name="ce21">
            <text:p>松山</text:p>
          </table:table-cell>
          <table:table-cell office:value-type="float" office:value="33" table:style-name="ce23">
            <text:p>33</text:p>
          </table:table-cell>
          <table:table-cell office:value-type="float" office:value="33" table:style-name="ce13">
            <text:p>33</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220" table:style-name="ce6">
            <text:p><text:s/>80,220<text:s/></text:p>
          </table:table-cell>
          <table:table-cell office:value-type="float" office:value="208287" table:style-name="ce6">
            <text:p><text:s/>208,287<text:s/></text:p>
          </table:table-cell>
          <table:table-cell office:value-type="float" office:value="98019" table:style-name="ce6">
            <text:p><text:s/>98,019<text:s/></text:p>
          </table:table-cell>
          <table:table-cell office:value-type="float" office:value="110268" table:style-name="ce6">
            <text:p><text:s/>110,268<text:s/></text:p>
          </table:table-cell>
          <table:table-cell table:number-columns-repeated="16375"/>
        </table:table-row>
        <table:table-row table:style-name="ro1">
          <table:table-cell office:value-type="string" table:style-name="ce21">
            <text:p>信義</text:p>
          </table:table-cell>
          <table:table-cell office:value-type="float" office:value="41" table:style-name="ce23">
            <text:p>41</text:p>
          </table:table-cell>
          <table:table-cell office:value-type="float" office:value="41" table:style-name="ce13">
            <text:p>41</text:p>
          </table:table-cell>
          <table:table-cell office:value-type="float" office:value="907" table:style-name="ce6">
            <text:p><text:s/>907<text:s/></text:p>
          </table:table-cell>
          <table:table-cell office:value-type="float" office:value="905" table:style-name="ce6">
            <text:p><text:s/>905<text:s/></text:p>
          </table:table-cell>
          <table:table-cell office:value-type="float" office:value="89526" table:style-name="ce6">
            <text:p><text:s/>89,526<text:s/></text:p>
          </table:table-cell>
          <table:table-cell office:value-type="float" office:value="228001" table:style-name="ce6">
            <text:p><text:s/>228,001<text:s/></text:p>
          </table:table-cell>
          <table:table-cell office:value-type="float" office:value="109054" table:style-name="ce6">
            <text:p><text:s/>109,054<text:s/></text:p>
          </table:table-cell>
          <table:table-cell office:value-type="float" office:value="118947" table:style-name="ce6">
            <text:p><text:s/>118,947<text:s/></text:p>
          </table:table-cell>
          <table:table-cell table:number-columns-repeated="16375"/>
        </table:table-row>
        <table:table-row table:style-name="ro1">
          <table:table-cell office:value-type="string" table:style-name="ce21">
            <text:p>大安</text:p>
          </table:table-cell>
          <table:table-cell office:value-type="float" office:value="53" table:style-name="ce23">
            <text:p>53</text:p>
          </table:table-cell>
          <table:table-cell office:value-type="float" office:value="53" table:style-name="ce13">
            <text:p>53</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431" table:style-name="ce6">
            <text:p><text:s/>120,431<text:s/></text:p>
          </table:table-cell>
          <table:table-cell office:value-type="float" office:value="311506" table:style-name="ce6">
            <text:p><text:s/>311,506<text:s/></text:p>
          </table:table-cell>
          <table:table-cell office:value-type="float" office:value="145645" table:style-name="ce6">
            <text:p><text:s/>145,645<text:s/></text:p>
          </table:table-cell>
          <table:table-cell office:value-type="float" office:value="165861" table:style-name="ce6">
            <text:p><text:s/>165,861<text:s/></text:p>
          </table:table-cell>
          <table:table-cell table:number-columns-repeated="16375"/>
        </table:table-row>
        <table:table-row table:style-name="ro1">
          <table:table-cell office:value-type="string" table:style-name="ce21">
            <text:p>中山</text:p>
          </table:table-cell>
          <table:table-cell office:value-type="float" office:value="42" table:style-name="ce23">
            <text:p>42</text:p>
          </table:table-cell>
          <table:table-cell office:value-type="float" office:value="42" table:style-name="ce13">
            <text:p>42</text:p>
          </table:table-cell>
          <table:table-cell office:value-type="float" office:value="871" table:style-name="ce6">
            <text:p><text:s/>871<text:s/></text:p>
          </table:table-cell>
          <table:table-cell office:value-type="float" office:value="867" table:style-name="ce6">
            <text:p><text:s/>867<text:s/></text:p>
          </table:table-cell>
          <table:table-cell office:value-type="float" office:value="99509" table:style-name="ce6">
            <text:p><text:s/>99,509<text:s/></text:p>
          </table:table-cell>
          <table:table-cell office:value-type="float" office:value="231169" table:style-name="ce6">
            <text:p><text:s/>231,169<text:s/></text:p>
          </table:table-cell>
          <table:table-cell office:value-type="float" office:value="107898" table:style-name="ce6">
            <text:p><text:s/>107,898<text:s/></text:p>
          </table:table-cell>
          <table:table-cell office:value-type="float" office:value="123271" table:style-name="ce6">
            <text:p><text:s/>123,271<text:s/></text:p>
          </table:table-cell>
          <table:table-cell table:number-columns-repeated="16375"/>
        </table:table-row>
        <table:table-row table:style-name="ro1">
          <table:table-cell office:value-type="string" table:style-name="ce21">
            <text:p>中正</text:p>
          </table:table-cell>
          <table:table-cell office:value-type="float" office:value="31" table:style-name="ce23">
            <text:p>31</text:p>
          </table:table-cell>
          <table:table-cell office:value-type="float" office:value="31" table:style-name="ce13">
            <text:p>31</text:p>
          </table:table-cell>
          <table:table-cell office:value-type="float" office:value="580" table:style-name="ce6">
            <text:p><text:s/>580<text:s/></text:p>
          </table:table-cell>
          <table:table-cell office:value-type="float" office:value="580" table:style-name="ce6">
            <text:p><text:s/>580<text:s/></text:p>
          </table:table-cell>
          <table:table-cell office:value-type="float" office:value="65038" table:style-name="ce6">
            <text:p><text:s/>65,038<text:s/></text:p>
          </table:table-cell>
          <table:table-cell office:value-type="float" office:value="160775" table:style-name="ce6">
            <text:p><text:s/>160,775<text:s/></text:p>
          </table:table-cell>
          <table:table-cell office:value-type="float" office:value="76768" table:style-name="ce6">
            <text:p><text:s/>76,768<text:s/></text:p>
          </table:table-cell>
          <table:table-cell office:value-type="float" office:value="84007" table:style-name="ce6">
            <text:p><text:s/>84,007<text:s/></text:p>
          </table:table-cell>
          <table:table-cell table:number-columns-repeated="16375"/>
        </table:table-row>
        <table:table-row table:style-name="ro1">
          <table:table-cell office:value-type="string" table:style-name="ce21">
            <text:p>大同</text:p>
          </table:table-cell>
          <table:table-cell office:value-type="float" office:value="25" table:style-name="ce23">
            <text:p>25</text:p>
          </table:table-cell>
          <table:table-cell office:value-type="float" office:value="25" table:style-name="ce13">
            <text:p>25</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51" table:style-name="ce6">
            <text:p><text:s/>51,551<text:s/></text:p>
          </table:table-cell>
          <table:table-cell office:value-type="float" office:value="130162" table:style-name="ce6">
            <text:p><text:s/>130,162<text:s/></text:p>
          </table:table-cell>
          <table:table-cell office:value-type="float" office:value="63527" table:style-name="ce6">
            <text:p><text:s/>63,527<text:s/></text:p>
          </table:table-cell>
          <table:table-cell office:value-type="float" office:value="66635" table:style-name="ce6">
            <text:p><text:s/>66,635<text:s/></text:p>
          </table:table-cell>
          <table:table-cell table:number-columns-repeated="16375"/>
        </table:table-row>
        <table:table-row table:style-name="ro1">
          <table:table-cell office:value-type="string" table:style-name="ce21">
            <text:p>萬華</text:p>
          </table:table-cell>
          <table:table-cell office:value-type="float" office:value="36" table:style-name="ce23">
            <text:p>36</text:p>
          </table:table-cell>
          <table:table-cell office:value-type="float" office:value="36" table:style-name="ce13">
            <text:p>36</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499" table:style-name="ce6">
            <text:p><text:s/>78,499<text:s/></text:p>
          </table:table-cell>
          <table:table-cell office:value-type="float" office:value="193619" table:style-name="ce6">
            <text:p><text:s/>193,619<text:s/></text:p>
          </table:table-cell>
          <table:table-cell office:value-type="float" office:value="95313" table:style-name="ce6">
            <text:p><text:s/>95,313<text:s/></text:p>
          </table:table-cell>
          <table:table-cell office:value-type="float" office:value="98306" table:style-name="ce6">
            <text:p><text:s/>98,306<text:s/></text:p>
          </table:table-cell>
          <table:table-cell table:number-columns-repeated="16375"/>
        </table:table-row>
        <table:table-row table:style-name="ro1">
          <table:table-cell office:value-type="string" table:style-name="ce21">
            <text:p>文山</text:p>
          </table:table-cell>
          <table:table-cell office:value-type="float" office:value="43" table:style-name="ce23">
            <text:p>43</text:p>
          </table:table-cell>
          <table:table-cell office:value-type="float" office:value="43" table:style-name="ce13">
            <text:p>43</text:p>
          </table:table-cell>
          <table:table-cell office:value-type="float" office:value="997" table:style-name="ce6">
            <text:p><text:s/>997<text:s/></text:p>
          </table:table-cell>
          <table:table-cell office:value-type="float" office:value="997" table:style-name="ce6">
            <text:p><text:s/>997<text:s/></text:p>
          </table:table-cell>
          <table:table-cell office:value-type="float" office:value="104842" table:style-name="ce6">
            <text:p><text:s/>104,842<text:s/></text:p>
          </table:table-cell>
          <table:table-cell office:value-type="float" office:value="275279" table:style-name="ce6">
            <text:p><text:s/>275,279<text:s/></text:p>
          </table:table-cell>
          <table:table-cell office:value-type="float" office:value="132242" table:style-name="ce6">
            <text:p><text:s/>132,242<text:s/></text:p>
          </table:table-cell>
          <table:table-cell office:value-type="float" office:value="143037" table:style-name="ce6">
            <text:p><text:s/>143,037<text:s/></text:p>
          </table:table-cell>
          <table:table-cell table:number-columns-repeated="16375"/>
        </table:table-row>
        <table:table-row table:style-name="ro1">
          <table:table-cell office:value-type="string" table:style-name="ce21">
            <text:p>南港</text:p>
          </table:table-cell>
          <table:table-cell office:value-type="float" office:value="20" table:style-name="ce23">
            <text:p>20</text:p>
          </table:table-cell>
          <table:table-cell office:value-type="float" office:value="20" table:style-name="ce13">
            <text:p>20</text:p>
          </table:table-cell>
          <table:table-cell office:value-type="float" office:value="454" table:style-name="ce6">
            <text:p><text:s/>454<text:s/></text:p>
          </table:table-cell>
          <table:table-cell office:value-type="float" office:value="452" table:style-name="ce6">
            <text:p><text:s/>452<text:s/></text:p>
          </table:table-cell>
          <table:table-cell office:value-type="float" office:value="46784" table:style-name="ce6">
            <text:p><text:s/>46,784<text:s/></text:p>
          </table:table-cell>
          <table:table-cell office:value-type="float" office:value="122577" table:style-name="ce6">
            <text:p><text:s/>122,577<text:s/></text:p>
          </table:table-cell>
          <table:table-cell office:value-type="float" office:value="59934" table:style-name="ce6">
            <text:p><text:s/>59,934<text:s/></text:p>
          </table:table-cell>
          <table:table-cell office:value-type="float" office:value="62643" table:style-name="ce6">
            <text:p><text:s/>62,643<text:s/></text:p>
          </table:table-cell>
          <table:table-cell table:number-columns-repeated="16375"/>
        </table:table-row>
        <table:table-row table:style-name="ro1">
          <table:table-cell office:value-type="string" table:style-name="ce21">
            <text:p>內湖</text:p>
          </table:table-cell>
          <table:table-cell office:value-type="float" office:value="39" table:style-name="ce23">
            <text:p>39</text:p>
          </table:table-cell>
          <table:table-cell office:value-type="float" office:value="39" table:style-name="ce13">
            <text:p>39</text:p>
          </table:table-cell>
          <table:table-cell office:value-type="float" office:value="906" table:style-name="ce6">
            <text:p><text:s/>906<text:s/></text:p>
          </table:table-cell>
          <table:table-cell office:value-type="float" office:value="905" table:style-name="ce6">
            <text:p><text:s/>905<text:s/></text:p>
          </table:table-cell>
          <table:table-cell office:value-type="float" office:value="107141" table:style-name="ce6">
            <text:p><text:s/>107,141<text:s/></text:p>
          </table:table-cell>
          <table:table-cell office:value-type="float" office:value="287633" table:style-name="ce6">
            <text:p><text:s/>287,633<text:s/></text:p>
          </table:table-cell>
          <table:table-cell office:value-type="float" office:value="137584" table:style-name="ce6">
            <text:p><text:s/>137,584<text:s/></text:p>
          </table:table-cell>
          <table:table-cell office:value-type="float" office:value="150049" table:style-name="ce6">
            <text:p><text:s/>150,049<text:s/></text:p>
          </table:table-cell>
          <table:table-cell table:number-columns-repeated="16375"/>
        </table:table-row>
        <table:table-row table:style-name="ro1">
          <table:table-cell office:value-type="string" table:style-name="ce21">
            <text:p>士林</text:p>
          </table:table-cell>
          <table:table-cell office:value-type="float" office:value="51" table:style-name="ce23">
            <text:p>51</text:p>
          </table:table-cell>
          <table:table-cell office:value-type="float" office:value="51" table:style-name="ce13">
            <text:p>51</text:p>
          </table:table-cell>
          <table:table-cell office:value-type="float" office:value="996" table:style-name="ce6">
            <text:p><text:s/>996<text:s/></text:p>
          </table:table-cell>
          <table:table-cell office:value-type="float" office:value="995" table:style-name="ce6">
            <text:p><text:s/>995<text:s/></text:p>
          </table:table-cell>
          <table:table-cell office:value-type="float" office:value="106598" table:style-name="ce6">
            <text:p><text:s/>106,598<text:s/></text:p>
          </table:table-cell>
          <table:table-cell office:value-type="float" office:value="289905" table:style-name="ce6">
            <text:p><text:s/>289,905<text:s/></text:p>
          </table:table-cell>
          <table:table-cell office:value-type="float" office:value="140049" table:style-name="ce6">
            <text:p><text:s/>140,049<text:s/></text:p>
          </table:table-cell>
          <table:table-cell office:value-type="float" office:value="149856" table:style-name="ce6">
            <text:p><text:s/>149,856<text:s/></text:p>
          </table:table-cell>
          <table:table-cell table:number-columns-repeated="16375"/>
        </table:table-row>
        <table:table-row table:style-name="ro1">
          <table:table-cell office:value-type="string" table:style-name="ce21">
            <text:p>北投</text:p>
          </table:table-cell>
          <table:table-cell office:value-type="float" office:value="42" table:style-name="ce23">
            <text:p>42</text:p>
          </table:table-cell>
          <table:table-cell office:value-type="float" office:value="42" table:style-name="ce13">
            <text:p>42</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6278" table:style-name="ce6">
            <text:p><text:s/>96,278<text:s/></text:p>
          </table:table-cell>
          <table:table-cell office:value-type="float" office:value="257406" table:style-name="ce6">
            <text:p><text:s/>257,406<text:s/></text:p>
          </table:table-cell>
          <table:table-cell office:value-type="float" office:value="124215" table:style-name="ce6">
            <text:p><text:s/>124,215<text:s/></text:p>
          </table:table-cell>
          <table:table-cell office:value-type="float" office:value="133191" table:style-name="ce6">
            <text:p><text:s/>133,191<text:s/></text:p>
          </table:table-cell>
          <table:table-cell table:number-columns-repeated="16375"/>
        </table:table-row>
        <table:table-row table:style-name="ro9">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1月" table:style-name="ta1">
        <table:table-column table:style-name="co1" table:default-cell-style-name="ce1"/>
        <table:table-column table:style-name="co2" table:number-columns-repeated="2" table:default-cell-style-name="ce1"/>
        <table:table-column table:style-name="co5" table:number-columns-repeated="2" table:default-cell-style-name="ce1"/>
        <table:table-column table:style-name="co3" table:number-columns-repeated="4" table:default-cell-style-name="ce1"/>
        <table:table-column table:style-name="co4" table:number-columns-repeated="16375" table:default-cell-style-name="ce1"/>
        <table:table-row table:style-name="ro1">
          <table:table-cell office:value-type="string" table:number-columns-spanned="9" table:number-rows-spanned="1" table:style-name="ce7">
            <text:p>臺北市   105 年 11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17">
            <text:p>鄰數</text:p>
          </table:table-cell>
          <table:covered-table-cell/>
          <table:table-cell office:value-type="string" table:number-columns-spanned="1" table:number-rows-spanned="2" table:style-name="ce17">
            <text:p>戶數</text:p>
          </table:table-cell>
          <table:table-cell office:value-type="string" table:number-columns-spanned="3" table:number-rows-spanned="1" table:style-name="ce17">
            <text:p>人口數</text:p>
          </table:table-cell>
          <table:covered-table-cell table:number-columns-repeated="2"/>
          <table:table-cell table:number-columns-repeated="16375"/>
        </table:table-row>
        <table:table-row table:style-name="ro2">
          <table:covered-table-cell/>
          <table:table-cell office:value-type="string" table:style-name="ce11">
            <text:p>現有門牌</text:p>
          </table:table-cell>
          <table:table-cell office:value-type="string" table:style-name="ce18">
            <text:p>戶籍登記</text:p>
          </table:table-cell>
          <table:table-cell office:value-type="string" table:style-name="ce15">
            <text:p>現有門牌</text:p>
          </table:table-cell>
          <table:table-cell office:value-type="string" table:style-name="ce15">
            <text:p>戶籍登記</text:p>
          </table:table-cell>
          <table:covered-table-cell/>
          <table:table-cell office:value-type="string" table:style-name="ce15">
            <text:p>合計</text:p>
          </table:table-cell>
          <table:table-cell office:value-type="string" table:style-name="ce15">
            <text:p>男</text:p>
          </table:table-cell>
          <table:table-cell office:value-type="string" table:style-name="ce15">
            <text:p>女</text:p>
          </table:table-cell>
          <table:table-cell table:number-columns-repeated="16375"/>
        </table:table-row>
        <table:table-row table:style-name="ro1">
          <table:table-cell office:value-type="string" table:style-name="ce21">
            <text:p>總計</text:p>
          </table:table-cell>
          <table:table-cell office:value-type="float" office:value="456" table:style-name="ce23">
            <text:p>456</text:p>
          </table:table-cell>
          <table:table-cell office:value-type="float" office:value="456" table:style-name="ce23">
            <text:p>456</text:p>
          </table:table-cell>
          <table:table-cell office:value-type="float" office:value="9572" table:style-name="ce6">
            <text:p><text:s/>9,572<text:s/></text:p>
          </table:table-cell>
          <table:table-cell office:value-type="float" office:value="9555" table:style-name="ce6">
            <text:p><text:s/>9,555<text:s/></text:p>
          </table:table-cell>
          <table:table-cell office:value-type="float" office:value="1047103" table:style-name="ce6">
            <text:p><text:s/>1,047,103<text:s/></text:p>
          </table:table-cell>
          <table:table-cell office:value-type="float" office:value="2695652" table:style-name="ce6">
            <text:p><text:s/>2,695,652<text:s/></text:p>
          </table:table-cell>
          <table:table-cell office:value-type="float" office:value="1289721" table:style-name="ce6">
            <text:p><text:s/>1,289,721<text:s/></text:p>
          </table:table-cell>
          <table:table-cell office:value-type="float" office:value="1405931" table:style-name="ce6">
            <text:p><text:s/>1,405,931<text:s/></text:p>
          </table:table-cell>
          <table:table-cell table:number-columns-repeated="16375"/>
        </table:table-row>
        <table:table-row table:style-name="ro1">
          <table:table-cell office:value-type="string" table:style-name="ce21">
            <text:p>松山</text:p>
          </table:table-cell>
          <table:table-cell office:value-type="float" office:value="33" table:style-name="ce23">
            <text:p>33</text:p>
          </table:table-cell>
          <table:table-cell office:value-type="float" office:value="33" table:style-name="ce23">
            <text:p>33</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284" table:style-name="ce6">
            <text:p><text:s/>80,284<text:s/></text:p>
          </table:table-cell>
          <table:table-cell office:value-type="float" office:value="208237" table:style-name="ce6">
            <text:p><text:s/>208,237<text:s/></text:p>
          </table:table-cell>
          <table:table-cell office:value-type="float" office:value="97966" table:style-name="ce6">
            <text:p><text:s/>97,966<text:s/></text:p>
          </table:table-cell>
          <table:table-cell office:value-type="float" office:value="110271" table:style-name="ce6">
            <text:p><text:s/>110,271<text:s/></text:p>
          </table:table-cell>
          <table:table-cell table:number-columns-repeated="16375"/>
        </table:table-row>
        <table:table-row table:style-name="ro1">
          <table:table-cell office:value-type="string" table:style-name="ce21">
            <text:p>信義</text:p>
          </table:table-cell>
          <table:table-cell office:value-type="float" office:value="41" table:style-name="ce23">
            <text:p>41</text:p>
          </table:table-cell>
          <table:table-cell office:value-type="float" office:value="41" table:style-name="ce23">
            <text:p>41</text:p>
          </table:table-cell>
          <table:table-cell office:value-type="float" office:value="906" table:style-name="ce6">
            <text:p><text:s/>906<text:s/></text:p>
          </table:table-cell>
          <table:table-cell office:value-type="float" office:value="904" table:style-name="ce6">
            <text:p><text:s/>904<text:s/></text:p>
          </table:table-cell>
          <table:table-cell office:value-type="float" office:value="89566" table:style-name="ce6">
            <text:p><text:s/>89,566<text:s/></text:p>
          </table:table-cell>
          <table:table-cell office:value-type="float" office:value="227955" table:style-name="ce6">
            <text:p><text:s/>227,955<text:s/></text:p>
          </table:table-cell>
          <table:table-cell office:value-type="float" office:value="108996" table:style-name="ce6">
            <text:p><text:s/>108,996<text:s/></text:p>
          </table:table-cell>
          <table:table-cell office:value-type="float" office:value="118959" table:style-name="ce6">
            <text:p><text:s/>118,959<text:s/></text:p>
          </table:table-cell>
          <table:table-cell table:number-columns-repeated="16375"/>
        </table:table-row>
        <table:table-row table:style-name="ro1">
          <table:table-cell office:value-type="string" table:style-name="ce21">
            <text:p>大安</text:p>
          </table:table-cell>
          <table:table-cell office:value-type="float" office:value="53" table:style-name="ce23">
            <text:p>53</text:p>
          </table:table-cell>
          <table:table-cell office:value-type="float" office:value="53" table:style-name="ce23">
            <text:p>53</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482" table:style-name="ce6">
            <text:p><text:s/>120,482<text:s/></text:p>
          </table:table-cell>
          <table:table-cell office:value-type="float" office:value="311421" table:style-name="ce6">
            <text:p><text:s/>311,421<text:s/></text:p>
          </table:table-cell>
          <table:table-cell office:value-type="float" office:value="145568" table:style-name="ce6">
            <text:p><text:s/>145,568<text:s/></text:p>
          </table:table-cell>
          <table:table-cell office:value-type="float" office:value="165853" table:style-name="ce6">
            <text:p><text:s/>165,853<text:s/></text:p>
          </table:table-cell>
          <table:table-cell table:number-columns-repeated="16375"/>
        </table:table-row>
        <table:table-row table:style-name="ro1">
          <table:table-cell office:value-type="string" table:style-name="ce21">
            <text:p>中山</text:p>
          </table:table-cell>
          <table:table-cell office:value-type="float" office:value="42" table:style-name="ce23">
            <text:p>42</text:p>
          </table:table-cell>
          <table:table-cell office:value-type="float" office:value="42" table:style-name="ce23">
            <text:p>42</text:p>
          </table:table-cell>
          <table:table-cell office:value-type="float" office:value="871" table:style-name="ce6">
            <text:p><text:s/>871<text:s/></text:p>
          </table:table-cell>
          <table:table-cell office:value-type="float" office:value="868" table:style-name="ce6">
            <text:p><text:s/>868<text:s/></text:p>
          </table:table-cell>
          <table:table-cell office:value-type="float" office:value="99600" table:style-name="ce6">
            <text:p><text:s/>99,600<text:s/></text:p>
          </table:table-cell>
          <table:table-cell office:value-type="float" office:value="231164" table:style-name="ce6">
            <text:p><text:s/>231,164<text:s/></text:p>
          </table:table-cell>
          <table:table-cell office:value-type="float" office:value="107858" table:style-name="ce6">
            <text:p><text:s/>107,858<text:s/></text:p>
          </table:table-cell>
          <table:table-cell office:value-type="float" office:value="123306" table:style-name="ce6">
            <text:p><text:s/>123,306<text:s/></text:p>
          </table:table-cell>
          <table:table-cell table:number-columns-repeated="16375"/>
        </table:table-row>
        <table:table-row table:style-name="ro1">
          <table:table-cell office:value-type="string" table:style-name="ce21">
            <text:p>中正</text:p>
          </table:table-cell>
          <table:table-cell office:value-type="float" office:value="31" table:style-name="ce23">
            <text:p>31</text:p>
          </table:table-cell>
          <table:table-cell office:value-type="float" office:value="31" table:style-name="ce23">
            <text:p>31</text:p>
          </table:table-cell>
          <table:table-cell office:value-type="float" office:value="580" table:style-name="ce6">
            <text:p><text:s/>580<text:s/></text:p>
          </table:table-cell>
          <table:table-cell office:value-type="float" office:value="580" table:style-name="ce6">
            <text:p><text:s/>580<text:s/></text:p>
          </table:table-cell>
          <table:table-cell office:value-type="float" office:value="65033" table:style-name="ce6">
            <text:p><text:s/>65,033<text:s/></text:p>
          </table:table-cell>
          <table:table-cell office:value-type="float" office:value="160513" table:style-name="ce6">
            <text:p><text:s/>160,513<text:s/></text:p>
          </table:table-cell>
          <table:table-cell office:value-type="float" office:value="76664" table:style-name="ce6">
            <text:p><text:s/>76,664<text:s/></text:p>
          </table:table-cell>
          <table:table-cell office:value-type="float" office:value="83849" table:style-name="ce6">
            <text:p><text:s/>83,849<text:s/></text:p>
          </table:table-cell>
          <table:table-cell table:number-columns-repeated="16375"/>
        </table:table-row>
        <table:table-row table:style-name="ro1">
          <table:table-cell office:value-type="string" table:style-name="ce21">
            <text:p>大同</text:p>
          </table:table-cell>
          <table:table-cell office:value-type="float" office:value="25" table:style-name="ce23">
            <text:p>25</text:p>
          </table:table-cell>
          <table:table-cell office:value-type="float" office:value="25" table:style-name="ce23">
            <text:p>25</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90" table:style-name="ce6">
            <text:p><text:s/>51,590<text:s/></text:p>
          </table:table-cell>
          <table:table-cell office:value-type="float" office:value="130104" table:style-name="ce6">
            <text:p><text:s/>130,104<text:s/></text:p>
          </table:table-cell>
          <table:table-cell office:value-type="float" office:value="63484" table:style-name="ce6">
            <text:p><text:s/>63,484<text:s/></text:p>
          </table:table-cell>
          <table:table-cell office:value-type="float" office:value="66620" table:style-name="ce6">
            <text:p><text:s/>66,620<text:s/></text:p>
          </table:table-cell>
          <table:table-cell table:number-columns-repeated="16375"/>
        </table:table-row>
        <table:table-row table:style-name="ro1">
          <table:table-cell office:value-type="string" table:style-name="ce21">
            <text:p>萬華</text:p>
          </table:table-cell>
          <table:table-cell office:value-type="float" office:value="36" table:style-name="ce23">
            <text:p>36</text:p>
          </table:table-cell>
          <table:table-cell office:value-type="float" office:value="36" table:style-name="ce23">
            <text:p>36</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563" table:style-name="ce6">
            <text:p><text:s/>78,563<text:s/></text:p>
          </table:table-cell>
          <table:table-cell office:value-type="float" office:value="193551" table:style-name="ce6">
            <text:p><text:s/>193,551<text:s/></text:p>
          </table:table-cell>
          <table:table-cell office:value-type="float" office:value="95227" table:style-name="ce6">
            <text:p><text:s/>95,227<text:s/></text:p>
          </table:table-cell>
          <table:table-cell office:value-type="float" office:value="98324" table:style-name="ce6">
            <text:p><text:s/>98,324<text:s/></text:p>
          </table:table-cell>
          <table:table-cell table:number-columns-repeated="16375"/>
        </table:table-row>
        <table:table-row table:style-name="ro1">
          <table:table-cell office:value-type="string" table:style-name="ce21">
            <text:p>文山</text:p>
          </table:table-cell>
          <table:table-cell office:value-type="float" office:value="43" table:style-name="ce23">
            <text:p>43</text:p>
          </table:table-cell>
          <table:table-cell office:value-type="float" office:value="43" table:style-name="ce23">
            <text:p>43</text:p>
          </table:table-cell>
          <table:table-cell office:value-type="float" office:value="997" table:style-name="ce6">
            <text:p><text:s/>997<text:s/></text:p>
          </table:table-cell>
          <table:table-cell office:value-type="float" office:value="997" table:style-name="ce6">
            <text:p><text:s/>997<text:s/></text:p>
          </table:table-cell>
          <table:table-cell office:value-type="float" office:value="104879" table:style-name="ce6">
            <text:p><text:s/>104,879<text:s/></text:p>
          </table:table-cell>
          <table:table-cell office:value-type="float" office:value="275220" table:style-name="ce6">
            <text:p><text:s/>275,220<text:s/></text:p>
          </table:table-cell>
          <table:table-cell office:value-type="float" office:value="132181" table:style-name="ce6">
            <text:p><text:s/>132,181<text:s/></text:p>
          </table:table-cell>
          <table:table-cell office:value-type="float" office:value="143039" table:style-name="ce6">
            <text:p><text:s/>143,039<text:s/></text:p>
          </table:table-cell>
          <table:table-cell table:number-columns-repeated="16375"/>
        </table:table-row>
        <table:table-row table:style-name="ro1">
          <table:table-cell office:value-type="string" table:style-name="ce21">
            <text:p>南港</text:p>
          </table:table-cell>
          <table:table-cell office:value-type="float" office:value="20" table:style-name="ce23">
            <text:p>20</text:p>
          </table:table-cell>
          <table:table-cell office:value-type="float" office:value="20" table:style-name="ce23">
            <text:p>20</text:p>
          </table:table-cell>
          <table:table-cell office:value-type="float" office:value="454" table:style-name="ce6">
            <text:p><text:s/>454<text:s/></text:p>
          </table:table-cell>
          <table:table-cell office:value-type="float" office:value="452" table:style-name="ce6">
            <text:p><text:s/>452<text:s/></text:p>
          </table:table-cell>
          <table:table-cell office:value-type="float" office:value="46827" table:style-name="ce6">
            <text:p><text:s/>46,827<text:s/></text:p>
          </table:table-cell>
          <table:table-cell office:value-type="float" office:value="122563" table:style-name="ce6">
            <text:p><text:s/>122,563<text:s/></text:p>
          </table:table-cell>
          <table:table-cell office:value-type="float" office:value="59946" table:style-name="ce6">
            <text:p><text:s/>59,946<text:s/></text:p>
          </table:table-cell>
          <table:table-cell office:value-type="float" office:value="62617" table:style-name="ce6">
            <text:p><text:s/>62,617<text:s/></text:p>
          </table:table-cell>
          <table:table-cell table:number-columns-repeated="16375"/>
        </table:table-row>
        <table:table-row table:style-name="ro1">
          <table:table-cell office:value-type="string" table:style-name="ce21">
            <text:p>內湖</text:p>
          </table:table-cell>
          <table:table-cell office:value-type="float" office:value="39" table:style-name="ce23">
            <text:p>39</text:p>
          </table:table-cell>
          <table:table-cell office:value-type="float" office:value="39" table:style-name="ce23">
            <text:p>39</text:p>
          </table:table-cell>
          <table:table-cell office:value-type="float" office:value="906" table:style-name="ce6">
            <text:p><text:s/>906<text:s/></text:p>
          </table:table-cell>
          <table:table-cell office:value-type="float" office:value="905" table:style-name="ce6">
            <text:p><text:s/>905<text:s/></text:p>
          </table:table-cell>
          <table:table-cell office:value-type="float" office:value="107189" table:style-name="ce6">
            <text:p><text:s/>107,189<text:s/></text:p>
          </table:table-cell>
          <table:table-cell office:value-type="float" office:value="287620" table:style-name="ce6">
            <text:p><text:s/>287,620<text:s/></text:p>
          </table:table-cell>
          <table:table-cell office:value-type="float" office:value="137574" table:style-name="ce6">
            <text:p><text:s/>137,574<text:s/></text:p>
          </table:table-cell>
          <table:table-cell office:value-type="float" office:value="150046" table:style-name="ce6">
            <text:p><text:s/>150,046<text:s/></text:p>
          </table:table-cell>
          <table:table-cell table:number-columns-repeated="16375"/>
        </table:table-row>
        <table:table-row table:style-name="ro1">
          <table:table-cell office:value-type="string" table:style-name="ce21">
            <text:p>士林</text:p>
          </table:table-cell>
          <table:table-cell office:value-type="float" office:value="51" table:style-name="ce23">
            <text:p>51</text:p>
          </table:table-cell>
          <table:table-cell office:value-type="float" office:value="51" table:style-name="ce23">
            <text:p>51</text:p>
          </table:table-cell>
          <table:table-cell office:value-type="float" office:value="996" table:style-name="ce6">
            <text:p><text:s/>996<text:s/></text:p>
          </table:table-cell>
          <table:table-cell office:value-type="float" office:value="995" table:style-name="ce6">
            <text:p><text:s/>995<text:s/></text:p>
          </table:table-cell>
          <table:table-cell office:value-type="float" office:value="106718" table:style-name="ce6">
            <text:p><text:s/>106,718<text:s/></text:p>
          </table:table-cell>
          <table:table-cell office:value-type="float" office:value="289873" table:style-name="ce6">
            <text:p><text:s/>289,873<text:s/></text:p>
          </table:table-cell>
          <table:table-cell office:value-type="float" office:value="140024" table:style-name="ce6">
            <text:p><text:s/>140,024<text:s/></text:p>
          </table:table-cell>
          <table:table-cell office:value-type="float" office:value="149849" table:style-name="ce6">
            <text:p><text:s/>149,849<text:s/></text:p>
          </table:table-cell>
          <table:table-cell table:number-columns-repeated="16375"/>
        </table:table-row>
        <table:table-row table:style-name="ro1">
          <table:table-cell office:value-type="string" table:style-name="ce21">
            <text:p>北投</text:p>
          </table:table-cell>
          <table:table-cell office:value-type="float" office:value="42" table:style-name="ce23">
            <text:p>42</text:p>
          </table:table-cell>
          <table:table-cell office:value-type="float" office:value="42" table:style-name="ce23">
            <text:p>42</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6372" table:style-name="ce6">
            <text:p><text:s/>96,372<text:s/></text:p>
          </table:table-cell>
          <table:table-cell office:value-type="float" office:value="257431" table:style-name="ce6">
            <text:p><text:s/>257,431<text:s/></text:p>
          </table:table-cell>
          <table:table-cell office:value-type="float" office:value="124233" table:style-name="ce6">
            <text:p><text:s/>124,233<text:s/></text:p>
          </table:table-cell>
          <table:table-cell office:value-type="float" office:value="133198" table:style-name="ce6">
            <text:p><text:s/>133,198<text:s/></text:p>
          </table:table-cell>
          <table:table-cell table:number-columns-repeated="16375"/>
        </table:table-row>
        <table:table-row table:style-name="ro10">
          <table:table-cell office:value-type="string" table:number-columns-spanned="9" table:number-rows-spanned="1" table:style-name="ce9">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2月" table:style-name="ta1">
        <table:table-column table:style-name="co1" table:default-cell-style-name="ce1"/>
        <table:table-column table:style-name="co2" table:number-columns-repeated="2" table:default-cell-style-name="ce1"/>
        <table:table-column table:style-name="co5" table:number-columns-repeated="2" table:default-cell-style-name="ce1"/>
        <table:table-column table:style-name="co3" table:number-columns-repeated="4" table:default-cell-style-name="ce1"/>
        <table:table-column table:style-name="co4" table:number-columns-repeated="16375" table:default-cell-style-name="ce1"/>
        <table:table-row table:style-name="ro11">
          <table:table-cell office:value-type="string" table:number-columns-spanned="9" table:number-rows-spanned="1" table:style-name="ce7">
            <text:p>臺北市   105 年 1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8">
            <text:p>區別</text:p>
          </table:table-cell>
          <table:table-cell office:value-type="string" table:number-columns-spanned="2" table:number-rows-spanned="1" table:style-name="ce8">
            <text:p>里數</text:p>
          </table:table-cell>
          <table:covered-table-cell/>
          <table:table-cell office:value-type="string" table:number-columns-spanned="2" table:number-rows-spanned="1" table:style-name="ce17">
            <text:p>鄰數</text:p>
          </table:table-cell>
          <table:covered-table-cell/>
          <table:table-cell office:value-type="string" table:number-columns-spanned="1" table:number-rows-spanned="2" table:style-name="ce17">
            <text:p>戶數</text:p>
          </table:table-cell>
          <table:table-cell office:value-type="string" table:number-columns-spanned="3" table:number-rows-spanned="1" table:style-name="ce17">
            <text:p>人口數</text:p>
          </table:table-cell>
          <table:covered-table-cell table:number-columns-repeated="2"/>
          <table:table-cell table:number-columns-repeated="16375"/>
        </table:table-row>
        <table:table-row table:style-name="ro2">
          <table:covered-table-cell/>
          <table:table-cell office:value-type="string" table:style-name="ce11">
            <text:p>現有門牌</text:p>
          </table:table-cell>
          <table:table-cell office:value-type="string" table:style-name="ce18">
            <text:p>戶籍登記</text:p>
          </table:table-cell>
          <table:table-cell office:value-type="string" table:style-name="ce20">
            <text:p>現有門牌</text:p>
          </table:table-cell>
          <table:table-cell office:value-type="string" table:style-name="ce20">
            <text:p>戶籍登記</text:p>
          </table:table-cell>
          <table:covered-table-cell/>
          <table:table-cell office:value-type="string" table:style-name="ce20">
            <text:p>合計</text:p>
          </table:table-cell>
          <table:table-cell office:value-type="string" table:style-name="ce20">
            <text:p>男</text:p>
          </table:table-cell>
          <table:table-cell office:value-type="string" table:style-name="ce20">
            <text:p>女</text:p>
          </table:table-cell>
          <table:table-cell table:number-columns-repeated="16375"/>
        </table:table-row>
        <table:table-row table:style-name="ro1">
          <table:table-cell office:value-type="string" table:style-name="ce21">
            <text:p>總計</text:p>
          </table:table-cell>
          <table:table-cell office:value-type="float" office:value="456" table:style-name="ce6">
            <text:p><text:s/>456<text:s/></text:p>
          </table:table-cell>
          <table:table-cell office:value-type="float" office:value="456" table:style-name="ce6">
            <text:p><text:s/>456<text:s/></text:p>
          </table:table-cell>
          <table:table-cell office:value-type="float" office:value="9573" table:style-name="ce6">
            <text:p><text:s/>9,573<text:s/></text:p>
          </table:table-cell>
          <table:table-cell office:value-type="float" office:value="9556" table:style-name="ce6">
            <text:p><text:s/>9,556<text:s/></text:p>
          </table:table-cell>
          <table:table-cell office:value-type="float" office:value="1047284" table:style-name="ce6">
            <text:p><text:s/>1,047,284<text:s/></text:p>
          </table:table-cell>
          <table:table-cell office:value-type="float" office:value="2695704" table:style-name="ce6">
            <text:p><text:s/>2,695,704<text:s/></text:p>
          </table:table-cell>
          <table:table-cell office:value-type="float" office:value="1289510" table:style-name="ce6">
            <text:p><text:s/>1,289,510<text:s/></text:p>
          </table:table-cell>
          <table:table-cell office:value-type="float" office:value="1406194" table:style-name="ce6">
            <text:p><text:s/>1,406,194<text:s/></text:p>
          </table:table-cell>
          <table:table-cell table:number-columns-repeated="16375"/>
        </table:table-row>
        <table:table-row table:style-name="ro1">
          <table:table-cell office:value-type="string" table:style-name="ce21">
            <text:p>松山</text:p>
          </table:table-cell>
          <table:table-cell office:value-type="float" office:value="33" table:style-name="ce6">
            <text:p><text:s/>33<text:s/></text:p>
          </table:table-cell>
          <table:table-cell office:value-type="float" office:value="33" table:style-name="ce6">
            <text:p><text:s/>33<text:s/></text:p>
          </table:table-cell>
          <table:table-cell office:value-type="float" office:value="762" table:style-name="ce6">
            <text:p><text:s/>762<text:s/></text:p>
          </table:table-cell>
          <table:table-cell office:value-type="float" office:value="760" table:style-name="ce6">
            <text:p><text:s/>760<text:s/></text:p>
          </table:table-cell>
          <table:table-cell office:value-type="float" office:value="80313" table:style-name="ce6">
            <text:p><text:s/>80,313<text:s/></text:p>
          </table:table-cell>
          <table:table-cell office:value-type="float" office:value="208326" table:style-name="ce6">
            <text:p><text:s/>208,326<text:s/></text:p>
          </table:table-cell>
          <table:table-cell office:value-type="float" office:value="97953" table:style-name="ce6">
            <text:p><text:s/>97,953<text:s/></text:p>
          </table:table-cell>
          <table:table-cell office:value-type="float" office:value="110373" table:style-name="ce6">
            <text:p><text:s/>110,373<text:s/></text:p>
          </table:table-cell>
          <table:table-cell table:number-columns-repeated="16375"/>
        </table:table-row>
        <table:table-row table:style-name="ro1">
          <table:table-cell office:value-type="string" table:style-name="ce21">
            <text:p>信義</text:p>
          </table:table-cell>
          <table:table-cell office:value-type="float" office:value="41" table:style-name="ce6">
            <text:p><text:s/>41<text:s/></text:p>
          </table:table-cell>
          <table:table-cell office:value-type="float" office:value="41" table:style-name="ce6">
            <text:p><text:s/>41<text:s/></text:p>
          </table:table-cell>
          <table:table-cell office:value-type="float" office:value="906" table:style-name="ce6">
            <text:p><text:s/>906<text:s/></text:p>
          </table:table-cell>
          <table:table-cell office:value-type="float" office:value="904" table:style-name="ce6">
            <text:p><text:s/>904<text:s/></text:p>
          </table:table-cell>
          <table:table-cell office:value-type="float" office:value="89544" table:style-name="ce6">
            <text:p><text:s/>89,544<text:s/></text:p>
          </table:table-cell>
          <table:table-cell office:value-type="float" office:value="227823" table:style-name="ce6">
            <text:p><text:s/>227,823<text:s/></text:p>
          </table:table-cell>
          <table:table-cell office:value-type="float" office:value="108923" table:style-name="ce6">
            <text:p><text:s/>108,923<text:s/></text:p>
          </table:table-cell>
          <table:table-cell office:value-type="float" office:value="118900" table:style-name="ce6">
            <text:p><text:s/>118,900<text:s/></text:p>
          </table:table-cell>
          <table:table-cell table:number-columns-repeated="16375"/>
        </table:table-row>
        <table:table-row table:style-name="ro1">
          <table:table-cell office:value-type="string" table:style-name="ce21">
            <text:p>大安</text:p>
          </table:table-cell>
          <table:table-cell office:value-type="float" office:value="53" table:style-name="ce6">
            <text:p><text:s/>53<text:s/></text:p>
          </table:table-cell>
          <table:table-cell office:value-type="float" office:value="53" table:style-name="ce6">
            <text:p><text:s/>53<text:s/></text:p>
          </table:table-cell>
          <table:table-cell office:value-type="float" office:value="1026" table:style-name="ce6">
            <text:p><text:s/>1,026<text:s/></text:p>
          </table:table-cell>
          <table:table-cell office:value-type="float" office:value="1023" table:style-name="ce6">
            <text:p><text:s/>1,023<text:s/></text:p>
          </table:table-cell>
          <table:table-cell office:value-type="float" office:value="120518" table:style-name="ce6">
            <text:p><text:s/>120,518<text:s/></text:p>
          </table:table-cell>
          <table:table-cell office:value-type="float" office:value="311506" table:style-name="ce6">
            <text:p><text:s/>311,506<text:s/></text:p>
          </table:table-cell>
          <table:table-cell office:value-type="float" office:value="145617" table:style-name="ce6">
            <text:p><text:s/>145,617<text:s/></text:p>
          </table:table-cell>
          <table:table-cell office:value-type="float" office:value="165889" table:style-name="ce6">
            <text:p><text:s/>165,889<text:s/></text:p>
          </table:table-cell>
          <table:table-cell table:number-columns-repeated="16375"/>
        </table:table-row>
        <table:table-row table:style-name="ro1">
          <table:table-cell office:value-type="string" table:style-name="ce21">
            <text:p>中山</text:p>
          </table:table-cell>
          <table:table-cell office:value-type="float" office:value="42" table:style-name="ce6">
            <text:p><text:s/>42<text:s/></text:p>
          </table:table-cell>
          <table:table-cell office:value-type="float" office:value="42" table:style-name="ce6">
            <text:p><text:s/>42<text:s/></text:p>
          </table:table-cell>
          <table:table-cell office:value-type="float" office:value="871" table:style-name="ce6">
            <text:p><text:s/>871<text:s/></text:p>
          </table:table-cell>
          <table:table-cell office:value-type="float" office:value="868" table:style-name="ce6">
            <text:p><text:s/>868<text:s/></text:p>
          </table:table-cell>
          <table:table-cell office:value-type="float" office:value="99610" table:style-name="ce6">
            <text:p><text:s/>99,610<text:s/></text:p>
          </table:table-cell>
          <table:table-cell office:value-type="float" office:value="231247" table:style-name="ce6">
            <text:p><text:s/>231,247<text:s/></text:p>
          </table:table-cell>
          <table:table-cell office:value-type="float" office:value="107850" table:style-name="ce6">
            <text:p><text:s/>107,850<text:s/></text:p>
          </table:table-cell>
          <table:table-cell office:value-type="float" office:value="123397" table:style-name="ce6">
            <text:p><text:s/>123,397<text:s/></text:p>
          </table:table-cell>
          <table:table-cell table:number-columns-repeated="16375"/>
        </table:table-row>
        <table:table-row table:style-name="ro1">
          <table:table-cell office:value-type="string" table:style-name="ce21">
            <text:p>中正</text:p>
          </table:table-cell>
          <table:table-cell office:value-type="float" office:value="31" table:style-name="ce6">
            <text:p><text:s/>31<text:s/></text:p>
          </table:table-cell>
          <table:table-cell office:value-type="float" office:value="31" table:style-name="ce6">
            <text:p><text:s/>31<text:s/></text:p>
          </table:table-cell>
          <table:table-cell office:value-type="float" office:value="580" table:style-name="ce6">
            <text:p><text:s/>580<text:s/></text:p>
          </table:table-cell>
          <table:table-cell office:value-type="float" office:value="580" table:style-name="ce6">
            <text:p><text:s/>580<text:s/></text:p>
          </table:table-cell>
          <table:table-cell office:value-type="float" office:value="64984" table:style-name="ce6">
            <text:p><text:s/>64,984<text:s/></text:p>
          </table:table-cell>
          <table:table-cell office:value-type="float" office:value="160403" table:style-name="ce6">
            <text:p><text:s/>160,403<text:s/></text:p>
          </table:table-cell>
          <table:table-cell office:value-type="float" office:value="76610" table:style-name="ce6">
            <text:p><text:s/>76,610<text:s/></text:p>
          </table:table-cell>
          <table:table-cell office:value-type="float" office:value="83793" table:style-name="ce6">
            <text:p><text:s/>83,793<text:s/></text:p>
          </table:table-cell>
          <table:table-cell table:number-columns-repeated="16375"/>
        </table:table-row>
        <table:table-row table:style-name="ro1">
          <table:table-cell office:value-type="string" table:style-name="ce21">
            <text:p>大同</text:p>
          </table:table-cell>
          <table:table-cell office:value-type="float" office:value="25" table:style-name="ce6">
            <text:p><text:s/>25<text:s/></text:p>
          </table:table-cell>
          <table:table-cell office:value-type="float" office:value="25" table:style-name="ce6">
            <text:p><text:s/>25<text:s/></text:p>
          </table:table-cell>
          <table:table-cell office:value-type="float" office:value="524" table:style-name="ce6">
            <text:p><text:s/>524<text:s/></text:p>
          </table:table-cell>
          <table:table-cell office:value-type="float" office:value="522" table:style-name="ce6">
            <text:p><text:s/>522<text:s/></text:p>
          </table:table-cell>
          <table:table-cell office:value-type="float" office:value="51597" table:style-name="ce6">
            <text:p><text:s/>51,597<text:s/></text:p>
          </table:table-cell>
          <table:table-cell office:value-type="float" office:value="130071" table:style-name="ce6">
            <text:p><text:s/>130,071<text:s/></text:p>
          </table:table-cell>
          <table:table-cell office:value-type="float" office:value="63469" table:style-name="ce6">
            <text:p><text:s/>63,469<text:s/></text:p>
          </table:table-cell>
          <table:table-cell office:value-type="float" office:value="66602" table:style-name="ce6">
            <text:p><text:s/>66,602<text:s/></text:p>
          </table:table-cell>
          <table:table-cell table:number-columns-repeated="16375"/>
        </table:table-row>
        <table:table-row table:style-name="ro1">
          <table:table-cell office:value-type="string" table:style-name="ce21">
            <text:p>萬華</text:p>
          </table:table-cell>
          <table:table-cell office:value-type="float" office:value="36" table:style-name="ce6">
            <text:p><text:s/>36<text:s/></text:p>
          </table:table-cell>
          <table:table-cell office:value-type="float" office:value="36" table:style-name="ce6">
            <text:p><text:s/>36<text:s/></text:p>
          </table:table-cell>
          <table:table-cell office:value-type="float" office:value="723" table:style-name="ce6">
            <text:p><text:s/>723<text:s/></text:p>
          </table:table-cell>
          <table:table-cell office:value-type="float" office:value="723" table:style-name="ce6">
            <text:p><text:s/>723<text:s/></text:p>
          </table:table-cell>
          <table:table-cell office:value-type="float" office:value="78551" table:style-name="ce6">
            <text:p><text:s/>78,551<text:s/></text:p>
          </table:table-cell>
          <table:table-cell office:value-type="float" office:value="193539" table:style-name="ce6">
            <text:p><text:s/>193,539<text:s/></text:p>
          </table:table-cell>
          <table:table-cell office:value-type="float" office:value="95212" table:style-name="ce6">
            <text:p><text:s/>95,212<text:s/></text:p>
          </table:table-cell>
          <table:table-cell office:value-type="float" office:value="98327" table:style-name="ce6">
            <text:p><text:s/>98,327<text:s/></text:p>
          </table:table-cell>
          <table:table-cell table:number-columns-repeated="16375"/>
        </table:table-row>
        <table:table-row table:style-name="ro1">
          <table:table-cell office:value-type="string" table:style-name="ce21">
            <text:p>文山</text:p>
          </table:table-cell>
          <table:table-cell office:value-type="float" office:value="43" table:style-name="ce6">
            <text:p><text:s/>43<text:s/></text:p>
          </table:table-cell>
          <table:table-cell office:value-type="float" office:value="43" table:style-name="ce6">
            <text:p><text:s/>43<text:s/></text:p>
          </table:table-cell>
          <table:table-cell office:value-type="float" office:value="998" table:style-name="ce6">
            <text:p><text:s/>998<text:s/></text:p>
          </table:table-cell>
          <table:table-cell office:value-type="float" office:value="998" table:style-name="ce6">
            <text:p><text:s/>998<text:s/></text:p>
          </table:table-cell>
          <table:table-cell office:value-type="float" office:value="104939" table:style-name="ce6">
            <text:p><text:s/>104,939<text:s/></text:p>
          </table:table-cell>
          <table:table-cell office:value-type="float" office:value="275231" table:style-name="ce6">
            <text:p><text:s/>275,231<text:s/></text:p>
          </table:table-cell>
          <table:table-cell office:value-type="float" office:value="132153" table:style-name="ce6">
            <text:p><text:s/>132,153<text:s/></text:p>
          </table:table-cell>
          <table:table-cell office:value-type="float" office:value="143078" table:style-name="ce6">
            <text:p><text:s/>143,078<text:s/></text:p>
          </table:table-cell>
          <table:table-cell table:number-columns-repeated="16375"/>
        </table:table-row>
        <table:table-row table:style-name="ro1">
          <table:table-cell office:value-type="string" table:style-name="ce21">
            <text:p>南港</text:p>
          </table:table-cell>
          <table:table-cell office:value-type="float" office:value="20" table:style-name="ce6">
            <text:p><text:s/>20<text:s/></text:p>
          </table:table-cell>
          <table:table-cell office:value-type="float" office:value="20" table:style-name="ce6">
            <text:p><text:s/>20<text:s/></text:p>
          </table:table-cell>
          <table:table-cell office:value-type="float" office:value="454" table:style-name="ce6">
            <text:p><text:s/>454<text:s/></text:p>
          </table:table-cell>
          <table:table-cell office:value-type="float" office:value="452" table:style-name="ce6">
            <text:p><text:s/>452<text:s/></text:p>
          </table:table-cell>
          <table:table-cell office:value-type="float" office:value="46809" table:style-name="ce6">
            <text:p><text:s/>46,809<text:s/></text:p>
          </table:table-cell>
          <table:table-cell office:value-type="float" office:value="122516" table:style-name="ce6">
            <text:p><text:s/>122,516<text:s/></text:p>
          </table:table-cell>
          <table:table-cell office:value-type="float" office:value="59907" table:style-name="ce6">
            <text:p><text:s/>59,907<text:s/></text:p>
          </table:table-cell>
          <table:table-cell office:value-type="float" office:value="62609" table:style-name="ce6">
            <text:p><text:s/>62,609<text:s/></text:p>
          </table:table-cell>
          <table:table-cell table:number-columns-repeated="16375"/>
        </table:table-row>
        <table:table-row table:style-name="ro1">
          <table:table-cell office:value-type="string" table:style-name="ce21">
            <text:p>內湖</text:p>
          </table:table-cell>
          <table:table-cell office:value-type="float" office:value="39" table:style-name="ce6">
            <text:p><text:s/>39<text:s/></text:p>
          </table:table-cell>
          <table:table-cell office:value-type="float" office:value="39" table:style-name="ce6">
            <text:p><text:s/>39<text:s/></text:p>
          </table:table-cell>
          <table:table-cell office:value-type="float" office:value="906" table:style-name="ce6">
            <text:p><text:s/>906<text:s/></text:p>
          </table:table-cell>
          <table:table-cell office:value-type="float" office:value="905" table:style-name="ce6">
            <text:p><text:s/>905<text:s/></text:p>
          </table:table-cell>
          <table:table-cell office:value-type="float" office:value="107193" table:style-name="ce6">
            <text:p><text:s/>107,193<text:s/></text:p>
          </table:table-cell>
          <table:table-cell office:value-type="float" office:value="287733" table:style-name="ce6">
            <text:p><text:s/>287,733<text:s/></text:p>
          </table:table-cell>
          <table:table-cell office:value-type="float" office:value="137619" table:style-name="ce6">
            <text:p><text:s/>137,619<text:s/></text:p>
          </table:table-cell>
          <table:table-cell office:value-type="float" office:value="150114" table:style-name="ce6">
            <text:p><text:s/>150,114<text:s/></text:p>
          </table:table-cell>
          <table:table-cell table:number-columns-repeated="16375"/>
        </table:table-row>
        <table:table-row table:style-name="ro1">
          <table:table-cell office:value-type="string" table:style-name="ce21">
            <text:p>士林</text:p>
          </table:table-cell>
          <table:table-cell office:value-type="float" office:value="51" table:style-name="ce6">
            <text:p><text:s/>51<text:s/></text:p>
          </table:table-cell>
          <table:table-cell office:value-type="float" office:value="51" table:style-name="ce6">
            <text:p><text:s/>51<text:s/></text:p>
          </table:table-cell>
          <table:table-cell office:value-type="float" office:value="996" table:style-name="ce6">
            <text:p><text:s/>996<text:s/></text:p>
          </table:table-cell>
          <table:table-cell office:value-type="float" office:value="995" table:style-name="ce6">
            <text:p><text:s/>995<text:s/></text:p>
          </table:table-cell>
          <table:table-cell office:value-type="float" office:value="106807" table:style-name="ce6">
            <text:p><text:s/>106,807<text:s/></text:p>
          </table:table-cell>
          <table:table-cell office:value-type="float" office:value="289939" table:style-name="ce6">
            <text:p><text:s/>289,939<text:s/></text:p>
          </table:table-cell>
          <table:table-cell office:value-type="float" office:value="140011" table:style-name="ce6">
            <text:p><text:s/>140,011<text:s/></text:p>
          </table:table-cell>
          <table:table-cell office:value-type="float" office:value="149928" table:style-name="ce6">
            <text:p><text:s/>149,928<text:s/></text:p>
          </table:table-cell>
          <table:table-cell table:number-columns-repeated="16375"/>
        </table:table-row>
        <table:table-row table:style-name="ro1">
          <table:table-cell office:value-type="string" table:style-name="ce21">
            <text:p>北投</text:p>
          </table:table-cell>
          <table:table-cell office:value-type="float" office:value="42" table:style-name="ce6">
            <text:p><text:s/>42<text:s/></text:p>
          </table:table-cell>
          <table:table-cell office:value-type="float" office:value="42" table:style-name="ce6">
            <text:p><text:s/>42<text:s/></text:p>
          </table:table-cell>
          <table:table-cell office:value-type="float" office:value="827" table:style-name="ce6">
            <text:p><text:s/>827<text:s/></text:p>
          </table:table-cell>
          <table:table-cell office:value-type="float" office:value="826" table:style-name="ce6">
            <text:p><text:s/>826<text:s/></text:p>
          </table:table-cell>
          <table:table-cell office:value-type="float" office:value="96419" table:style-name="ce6">
            <text:p><text:s/>96,419<text:s/></text:p>
          </table:table-cell>
          <table:table-cell office:value-type="float" office:value="257370" table:style-name="ce6">
            <text:p><text:s/>257,370<text:s/></text:p>
          </table:table-cell>
          <table:table-cell office:value-type="float" office:value="124186" table:style-name="ce6">
            <text:p><text:s/>124,186<text:s/></text:p>
          </table:table-cell>
          <table:table-cell office:value-type="float" office:value="133184" table:style-name="ce6">
            <text:p><text:s/>133,184<text:s/></text:p>
          </table:table-cell>
          <table:table-cell table:number-columns-repeated="16375"/>
        </table:table-row>
        <table:table-row table:style-name="ro12">
          <table:table-cell office:value-type="string" table:number-columns-spanned="9" table:number-rows-spanned="1" table:style-name="ce25">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styles>
    <number:number-style style:name="N0">
      <number:number number:min-integer-digits="1"/>
    </number:number-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text-style style:name="N49P2">
      <number:text> - </number:text>
    </number:text-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 style:display-name="千分位" style:family="table-cell" style:data-style-name="N48"/>
    <style:style style:name="_21315__20998__20301__91_0_93_" style:display-name="千分位[0]" style:family="table-cell" style:data-style-name="N49"/>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grace</meta:initial-creator>
    <dc:creator>yang</dc:creator>
    <meta:creation-date>2009-02-04T06:06:23Z</meta:creation-date>
    <dc:date>2017-12-11T07:59:24Z</dc:date>
  </office:meta>
</office:document-meta>
</file>